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1.2118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1.0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Upgrade 1</text:p>
          </table:table-cell>
          <table:table-cell office:value-type="string" calcext:value-type="string">
            <text:p>Upgrade 2</text:p>
          </table:table-cell>
          <table:table-cell office:value-type="string" calcext:value-type="string">
            <text:p>Upgrade 3</text:p>
          </table:table-cell>
          <table:table-cell/>
          <table:table-cell table:style-name="Default" office:value-type="string" calcext:value-type="string">
            <text:p>Amount Per Click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CTG (Clicks)</text:p>
          </table:table-cell>
          <table:table-cell/>
          <table:table-cell office:value-type="string" calcext:value-type="string">
            <text:p>Upgrade Level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Rate Amount</text:p>
          </table:table-cell>
          <table:table-cell table:style-name="Default" office:value-type="string" calcext:value-type="string">
            <text:p>TTG (Seconds)</text:p>
          </table:table-cell>
          <table:table-cell table:style-name="Default" office:value-type="string" calcext:value-type="string">
            <text:p>STE</text:p>
          </table:table-cell>
          <table:table-cell/>
          <table:table-cell office:value-type="string" calcext:value-type="string">
            <text:p>Upgrade Level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Rate Amount</text:p>
          </table:table-cell>
          <table:table-cell table:style-name="Default" office:value-type="string" calcext:value-type="string">
            <text:p>TTG (Seconds)</text:p>
          </table:table-cell>
          <table:table-cell table:style-name="Default" office:value-type="string" calcext:value-type="string">
            <text:p>STE</text:p>
          </table:table-cell>
        </table:table-row>
        <table:table-row table:style-name="ro1">
          <table:table-cell office:value-type="string" calcext:value-type="string">
            <text:p>Base Cos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formula="of:=[.B3]" office:value-type="float" office:value="10" calcext:value-type="float">
            <text:p>10.00</text:p>
          </table:table-cell>
          <table:table-cell table:formula="of:=[.$B$7]/[.F3]" office:value-type="float" office:value="1000000" calcext:value-type="float">
            <text:p>1,000,000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]" office:value-type="float" office:value="50" calcext:value-type="float">
            <text:p>50.00</text:p>
          </table:table-cell>
          <table:table-cell table:formula="of:=[.C5]" office:value-type="float" office:value="0.03" calcext:value-type="float">
            <text:p>0.03</text:p>
          </table:table-cell>
          <table:table-cell table:formula="of:=[.$B$7]/[.L3]" office:value-type="float" office:value="33333333.3333333" calcext:value-type="float">
            <text:p>33,333,333.33</text:p>
          </table:table-cell>
          <table:table-cell table:formula="of:=[.K3]/[.L3]" office:value-type="float" office:value="1666.66666666667" calcext:value-type="float">
            <text:p>1,666.6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" office:value-type="float" office:value="800" calcext:value-type="float">
            <text:p>800.00</text:p>
          </table:table-cell>
          <table:table-cell table:formula="of:=[.D5]" office:value-type="float" office:value="0.08" calcext:value-type="float">
            <text:p>0.08</text:p>
          </table:table-cell>
          <table:table-cell table:formula="of:=[.$B$7]/[.R3]" office:value-type="float" office:value="12500000" calcext:value-type="float">
            <text:p>12,500,000.00</text:p>
          </table:table-cell>
          <table:table-cell table:formula="of:=[.Q3]/[.R3]" office:value-type="float" office:value="10000" calcext:value-type="float">
            <text:p>10,000.00</text:p>
          </table:table-cell>
        </table:table-row>
        <table:table-row table:style-name="ro1">
          <table:table-cell office:value-type="string" calcext:value-type="string">
            <text:p>Cost Scale</text:p>
          </table:table-cell>
          <table:table-cell office:value-type="float" office:value="1.8" calcext:value-type="float">
            <text:p>1.8</text:p>
          </table:table-cell>
          <table:table-cell office:value-type="float" office:value="1.16" calcext:value-type="float">
            <text:p>1.16</text:p>
          </table:table-cell>
          <table:table-cell office:value-type="float" office:value="1.03" calcext:value-type="float">
            <text:p>1.03</text:p>
          </table:table-cell>
          <table:table-cell/>
          <table:table-cell table:formula="of:=[.F3]*[.$B$6]" office:value-type="float" office:value="1.15" calcext:value-type="float">
            <text:p>1.15</text:p>
          </table:table-cell>
          <table:table-cell table:formula="of:=[.G3]*[.$B$4]" office:value-type="float" office:value="18" calcext:value-type="float">
            <text:p>18.00</text:p>
          </table:table-cell>
          <table:table-cell table:formula="of:=[.$B$7]/[.F4]" office:value-type="float" office:value="869565.217391304" calcext:value-type="float">
            <text:p>869,565.2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3]*[.$C$4]" office:value-type="float" office:value="58" calcext:value-type="float">
            <text:p>58.00</text:p>
          </table:table-cell>
          <table:table-cell table:formula="of:=[.L3]*[.$C$6]" office:value-type="float" office:value="0.0336" calcext:value-type="float">
            <text:p>0.03</text:p>
          </table:table-cell>
          <table:table-cell table:formula="of:=[.$B$7]/[.L4]" office:value-type="float" office:value="29761904.7619048" calcext:value-type="float">
            <text:p>29,761,904.76</text:p>
          </table:table-cell>
          <table:table-cell table:formula="of:=[.K4]/[.L4]" office:value-type="float" office:value="1726.19047619048" calcext:value-type="float">
            <text:p>1,726.1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Q3]*[.$C$4]" office:value-type="float" office:value="928" calcext:value-type="float">
            <text:p>928.00</text:p>
          </table:table-cell>
          <table:table-cell table:formula="of:=[.R3]*[.$C$6]" office:value-type="float" office:value="0.0896" calcext:value-type="float">
            <text:p>0.09</text:p>
          </table:table-cell>
          <table:table-cell table:formula="of:=[.$B$7]/[.R4]" office:value-type="float" office:value="11160714.2857143" calcext:value-type="float">
            <text:p>11,160,714.29</text:p>
          </table:table-cell>
          <table:table-cell table:formula="of:=[.Q4]/[.R4]" office:value-type="float" office:value="10357.1428571429" calcext:value-type="float">
            <text:p>10,357.14</text:p>
          </table:table-cell>
        </table:table-row>
        <table:table-row table:style-name="ro1">
          <table:table-cell office:value-type="string" calcext:value-type="string">
            <text:p>Per Second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[.F4]*[.$B$6]" office:value-type="float" office:value="1.3225" calcext:value-type="float">
            <text:p>1.32</text:p>
          </table:table-cell>
          <table:table-cell table:formula="of:=[.G4]*[.$C$4]" office:value-type="float" office:value="20.88" calcext:value-type="float">
            <text:p>20.88</text:p>
          </table:table-cell>
          <table:table-cell table:formula="of:=[.$B$7]/[.F5]" office:value-type="float" office:value="756143.667296787" calcext:value-type="float">
            <text:p>756,143.6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4]*[.$C$4]" office:value-type="float" office:value="67.28" calcext:value-type="float">
            <text:p>67.28</text:p>
          </table:table-cell>
          <table:table-cell table:formula="of:=[.L4]*[.$C$6]" office:value-type="float" office:value="0.037632" calcext:value-type="float">
            <text:p>0.04</text:p>
          </table:table-cell>
          <table:table-cell table:formula="of:=[.$B$7]/[.L5]" office:value-type="float" office:value="26573129.2517007" calcext:value-type="float">
            <text:p>26,573,129.25</text:p>
          </table:table-cell>
          <table:table-cell table:formula="of:=[.K5]/[.L5]" office:value-type="float" office:value="1787.84013605442" calcext:value-type="float">
            <text:p>1,787.8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Q4]*[.$C$4]" office:value-type="float" office:value="1076.48" calcext:value-type="float">
            <text:p>1,076.48</text:p>
          </table:table-cell>
          <table:table-cell table:formula="of:=[.R4]*[.$C$6]" office:value-type="float" office:value="0.100352" calcext:value-type="float">
            <text:p>0.10</text:p>
          </table:table-cell>
          <table:table-cell table:formula="of:=[.$B$7]/[.R5]" office:value-type="float" office:value="9964923.46938775" calcext:value-type="float">
            <text:p>9,964,923.47</text:p>
          </table:table-cell>
          <table:table-cell table:formula="of:=[.Q5]/[.R5]" office:value-type="float" office:value="10727.0408163265" calcext:value-type="float">
            <text:p>10,727.04</text:p>
          </table:table-cell>
        </table:table-row>
        <table:table-row table:style-name="ro1">
          <table:table-cell office:value-type="string" calcext:value-type="string">
            <text:p>Rate Scale</text:p>
          </table:table-cell>
          <table:table-cell office:value-type="float" office:value="1.15" calcext:value-type="float">
            <text:p>1.15</text:p>
          </table:table-cell>
          <table:table-cell office:value-type="float" office:value="1.12" calcext:value-type="float">
            <text:p>1.12</text:p>
          </table:table-cell>
          <table:table-cell office:value-type="float" office:value="1.14" calcext:value-type="float">
            <text:p>1.14</text:p>
          </table:table-cell>
          <table:table-cell/>
          <table:table-cell table:formula="of:=[.F5]*[.$B$6]" office:value-type="float" office:value="1.520875" calcext:value-type="float">
            <text:p>1.52</text:p>
          </table:table-cell>
          <table:table-cell table:formula="of:=[.G5]*[.$C$4]" office:value-type="float" office:value="24.2208" calcext:value-type="float">
            <text:p>24.22</text:p>
          </table:table-cell>
          <table:table-cell table:formula="of:=[.$B$7]/[.F6]" office:value-type="float" office:value="657516.232431988" calcext:value-type="float">
            <text:p>657,516.2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5]*[.$C$4]" office:value-type="float" office:value="78.0448" calcext:value-type="float">
            <text:p>78.04</text:p>
          </table:table-cell>
          <table:table-cell table:formula="of:=[.L5]*[.$C$6]" office:value-type="float" office:value="0.04214784" calcext:value-type="float">
            <text:p>0.04</text:p>
          </table:table-cell>
          <table:table-cell table:formula="of:=[.$B$7]/[.L6]" office:value-type="float" office:value="23726008.260447" calcext:value-type="float">
            <text:p>23,726,008.26</text:p>
          </table:table-cell>
          <table:table-cell table:formula="of:=[.K6]/[.L6]" office:value-type="float" office:value="1851.69156948494" calcext:value-type="float">
            <text:p>1,851.6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Q5]*[.$C$4]" office:value-type="float" office:value="1248.7168" calcext:value-type="float">
            <text:p>1,248.72</text:p>
          </table:table-cell>
          <table:table-cell table:formula="of:=[.R5]*[.$C$6]" office:value-type="float" office:value="0.11239424" calcext:value-type="float">
            <text:p>0.11</text:p>
          </table:table-cell>
          <table:table-cell table:formula="of:=[.$B$7]/[.R6]" office:value-type="float" office:value="8897253.09766764" calcext:value-type="float">
            <text:p>8,897,253.10</text:p>
          </table:table-cell>
          <table:table-cell table:formula="of:=[.Q6]/[.R6]" office:value-type="float" office:value="11110.1494169096" calcext:value-type="float">
            <text:p>11,110.15</text:p>
          </table:table-cell>
        </table:table-row>
        <table:table-row table:style-name="ro1">
          <table:table-cell office:value-type="string" calcext:value-type="string">
            <text:p>Goal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table:formula="of:=[.F6]*[.$B$6]" office:value-type="float" office:value="1.74900625" calcext:value-type="float">
            <text:p>1.75</text:p>
          </table:table-cell>
          <table:table-cell table:formula="of:=[.G6]*[.$C$4]" office:value-type="float" office:value="28.096128" calcext:value-type="float">
            <text:p>28.10</text:p>
          </table:table-cell>
          <table:table-cell table:formula="of:=[.$B$7]/[.F7]" office:value-type="float" office:value="571753.245593033" calcext:value-type="float">
            <text:p>571,753.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6]*[.$C$4]" office:value-type="float" office:value="90.531968" calcext:value-type="float">
            <text:p>90.53</text:p>
          </table:table-cell>
          <table:table-cell table:formula="of:=[.L6]*[.$C$6]" office:value-type="float" office:value="0.0472055808" calcext:value-type="float">
            <text:p>0.05</text:p>
          </table:table-cell>
          <table:table-cell table:formula="of:=[.$B$7]/[.L7]" office:value-type="float" office:value="21183935.9468277" calcext:value-type="float">
            <text:p>21,183,935.95</text:p>
          </table:table-cell>
          <table:table-cell table:formula="of:=[.K7]/[.L7]" office:value-type="float" office:value="1917.82341125225" calcext:value-type="float">
            <text:p>1,917.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Q6]*[.$C$4]" office:value-type="float" office:value="1448.511488" calcext:value-type="float">
            <text:p>1,448.51</text:p>
          </table:table-cell>
          <table:table-cell table:formula="of:=[.R6]*[.$C$6]" office:value-type="float" office:value="0.1258815488" calcext:value-type="float">
            <text:p>0.13</text:p>
          </table:table-cell>
          <table:table-cell table:formula="of:=[.$B$7]/[.R7]" office:value-type="float" office:value="7943975.98006039" calcext:value-type="float">
            <text:p>7,943,975.98</text:p>
          </table:table-cell>
          <table:table-cell table:formula="of:=[.Q7]/[.R7]" office:value-type="float" office:value="11506.9404675135" calcext:value-type="float">
            <text:p>11,506.94</text:p>
          </table:table-cell>
        </table:table-row>
        <table:table-row table:style-name="ro1">
          <table:table-cell office:value-type="string" calcext:value-type="string">
            <text:p>Per Click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F7]*[.$B$6]" office:value-type="float" office:value="2.0113571875" calcext:value-type="float">
            <text:p>2.01</text:p>
          </table:table-cell>
          <table:table-cell table:formula="of:=[.G7]*[.$C$4]" office:value-type="float" office:value="32.59150848" calcext:value-type="float">
            <text:p>32.59</text:p>
          </table:table-cell>
          <table:table-cell table:formula="of:=[.$B$7]/[.F8]" office:value-type="float" office:value="497176.73529829" calcext:value-type="float">
            <text:p>497,176.7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K7]*[.$C$4]" office:value-type="float" office:value="105.01708288" calcext:value-type="float">
            <text:p>105.02</text:p>
          </table:table-cell>
          <table:table-cell table:formula="of:=[.L7]*[.$C$6]" office:value-type="float" office:value="0.052870250496" calcext:value-type="float">
            <text:p>0.05</text:p>
          </table:table-cell>
          <table:table-cell table:formula="of:=[.$B$7]/[.L8]" office:value-type="float" office:value="18914228.5239533" calcext:value-type="float">
            <text:p>18,914,228.52</text:p>
          </table:table-cell>
          <table:table-cell table:formula="of:=[.K8]/[.L8]" office:value-type="float" office:value="1986.31710451126" calcext:value-type="float">
            <text:p>1,986.3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Q7]*[.$C$4]" office:value-type="float" office:value="1680.27332608" calcext:value-type="float">
            <text:p>1,680.27</text:p>
          </table:table-cell>
          <table:table-cell table:formula="of:=[.R7]*[.$C$6]" office:value-type="float" office:value="0.140987334656" calcext:value-type="float">
            <text:p>0.14</text:p>
          </table:table-cell>
          <table:table-cell table:formula="of:=[.$B$7]/[.R8]" office:value-type="float" office:value="7092835.69648249" calcext:value-type="float">
            <text:p>7,092,835.70</text:p>
          </table:table-cell>
          <table:table-cell table:formula="of:=[.Q8]/[.R8]" office:value-type="float" office:value="11917.9026270676" calcext:value-type="float">
            <text:p>11,917.90</text:p>
          </table:table-cell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4"/>
          <table:table-cell table:formula="of:=[.F8]*[.$B$6]" office:value-type="float" office:value="2.313060765625" calcext:value-type="float">
            <text:p>2.31</text:p>
          </table:table-cell>
          <table:table-cell table:formula="of:=[.G8]*[.$C$4]" office:value-type="float" office:value="37.8061498368" calcext:value-type="float">
            <text:p>37.81</text:p>
          </table:table-cell>
          <table:table-cell table:formula="of:=[.$B$7]/[.F9]" office:value-type="float" office:value="432327.595911556" calcext:value-type="float">
            <text:p>432,327.6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K8]*[.$C$4]" office:value-type="float" office:value="121.8198161408" calcext:value-type="float">
            <text:p>121.82</text:p>
          </table:table-cell>
          <table:table-cell table:formula="of:=[.L8]*[.$C$6]" office:value-type="float" office:value="0.05921468055552" calcext:value-type="float">
            <text:p>0.06</text:p>
          </table:table-cell>
          <table:table-cell table:formula="of:=[.$B$7]/[.L9]" office:value-type="float" office:value="16887704.039244" calcext:value-type="float">
            <text:p>16,887,704.04</text:p>
          </table:table-cell>
          <table:table-cell table:formula="of:=[.K9]/[.L9]" office:value-type="float" office:value="2057.25700110095" calcext:value-type="float">
            <text:p>2,057.2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Q8]*[.$C$4]" office:value-type="float" office:value="1949.1170582528" calcext:value-type="float">
            <text:p>1,949.12</text:p>
          </table:table-cell>
          <table:table-cell table:formula="of:=[.R8]*[.$C$6]" office:value-type="float" office:value="0.15790581481472" calcext:value-type="float">
            <text:p>0.16</text:p>
          </table:table-cell>
          <table:table-cell table:formula="of:=[.$B$7]/[.R9]" office:value-type="float" office:value="6332889.01471651" calcext:value-type="float">
            <text:p>6,332,889.01</text:p>
          </table:table-cell>
          <table:table-cell table:formula="of:=[.Q9]/[.R9]" office:value-type="float" office:value="12343.5420066057" calcext:value-type="float">
            <text:p>12,343.54</text:p>
          </table:table-cell>
        </table:table-row>
        <table:table-row table:style-name="ro1">
          <table:table-cell office:value-type="string" calcext:value-type="string">
            <text:p>Base Cost</text:p>
          </table:table-cell>
          <table:table-cell table:number-columns-repeated="4"/>
          <table:table-cell table:formula="of:=[.F9]*[.$B$6]" office:value-type="float" office:value="2.66001988046875" calcext:value-type="float">
            <text:p>2.66</text:p>
          </table:table-cell>
          <table:table-cell table:formula="of:=[.G9]*[.$C$4]" office:value-type="float" office:value="43.855133810688" calcext:value-type="float">
            <text:p>43.86</text:p>
          </table:table-cell>
          <table:table-cell table:formula="of:=[.$B$7]/[.F10]" office:value-type="float" office:value="375937.039923093" calcext:value-type="float">
            <text:p>375,937.0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K9]*[.$C$4]" office:value-type="float" office:value="141.310986723328" calcext:value-type="float">
            <text:p>141.31</text:p>
          </table:table-cell>
          <table:table-cell table:formula="of:=[.L9]*[.$C$6]" office:value-type="float" office:value="0.0663204422221825" calcext:value-type="float">
            <text:p>0.07</text:p>
          </table:table-cell>
          <table:table-cell table:formula="of:=[.$B$7]/[.L10]" office:value-type="float" office:value="15078307.1778964" calcext:value-type="float">
            <text:p>15,078,307.18</text:p>
          </table:table-cell>
          <table:table-cell table:formula="of:=[.K10]/[.L10]" office:value-type="float" office:value="2130.73046542598" calcext:value-type="float">
            <text:p>2,130.7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Q9]*[.$C$4]" office:value-type="float" office:value="2260.97578757325" calcext:value-type="float">
            <text:p>2,260.98</text:p>
          </table:table-cell>
          <table:table-cell table:formula="of:=[.R9]*[.$C$6]" office:value-type="float" office:value="0.176854512592487" calcext:value-type="float">
            <text:p>0.18</text:p>
          </table:table-cell>
          <table:table-cell table:formula="of:=[.$B$7]/[.R10]" office:value-type="float" office:value="5654365.19171117" calcext:value-type="float">
            <text:p>5,654,365.19</text:p>
          </table:table-cell>
          <table:table-cell table:formula="of:=[.Q10]/[.R10]" office:value-type="float" office:value="12784.3827925559" calcext:value-type="float">
            <text:p>12,784.38</text:p>
          </table:table-cell>
        </table:table-row>
        <table:table-row table:style-name="ro1">
          <table:table-cell table:number-columns-repeated="5"/>
          <table:table-cell table:formula="of:=[.F10]*[.$B$6]" office:value-type="float" office:value="3.05902286253906" calcext:value-type="float">
            <text:p>3.06</text:p>
          </table:table-cell>
          <table:table-cell table:formula="of:=[.G10]*[.$C$4]" office:value-type="float" office:value="50.8719552203981" calcext:value-type="float">
            <text:p>50.87</text:p>
          </table:table-cell>
          <table:table-cell table:formula="of:=[.$B$7]/[.F11]" office:value-type="float" office:value="326901.773846168" calcext:value-type="float">
            <text:p>326,901.7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K10]*[.$C$4]" office:value-type="float" office:value="163.92074459906" calcext:value-type="float">
            <text:p>163.92</text:p>
          </table:table-cell>
          <table:table-cell table:formula="of:=[.L10]*[.$C$6]" office:value-type="float" office:value="0.0742788952888444" calcext:value-type="float">
            <text:p>0.07</text:p>
          </table:table-cell>
          <table:table-cell table:formula="of:=[.$B$7]/[.L11]" office:value-type="float" office:value="13462774.265979" calcext:value-type="float">
            <text:p>13,462,774.27</text:p>
          </table:table-cell>
          <table:table-cell table:formula="of:=[.K11]/[.L11]" office:value-type="float" office:value="2206.82798204834" calcext:value-type="float">
            <text:p>2,206.8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Q10]*[.$C$4]" office:value-type="float" office:value="2622.73191358497" calcext:value-type="float">
            <text:p>2,622.73</text:p>
          </table:table-cell>
          <table:table-cell table:formula="of:=[.R10]*[.$C$6]" office:value-type="float" office:value="0.198077054103585" calcext:value-type="float">
            <text:p>0.20</text:p>
          </table:table-cell>
          <table:table-cell table:formula="of:=[.$B$7]/[.R11]" office:value-type="float" office:value="5048540.34974211" calcext:value-type="float">
            <text:p>5,048,540.35</text:p>
          </table:table-cell>
          <table:table-cell table:formula="of:=[.Q11]/[.R11]" office:value-type="float" office:value="13240.96789229" calcext:value-type="float">
            <text:p>13,240.97</text:p>
          </table:table-cell>
        </table:table-row>
        <table:table-row table:style-name="ro1">
          <table:table-cell table:number-columns-repeated="5"/>
          <table:table-cell table:formula="of:=[.F11]*[.$B$6]" office:value-type="float" office:value="3.51787629191992" calcext:value-type="float">
            <text:p>3.52</text:p>
          </table:table-cell>
          <table:table-cell table:formula="of:=[.G11]*[.$C$4]" office:value-type="float" office:value="59.0114680556617" calcext:value-type="float">
            <text:p>59.01</text:p>
          </table:table-cell>
          <table:table-cell table:formula="of:=[.$B$7]/[.F12]" office:value-type="float" office:value="284262.412040146" calcext:value-type="float">
            <text:p>284,262.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11]*[.$C$4]" office:value-type="float" office:value="190.14806373491" calcext:value-type="float">
            <text:p>190.15</text:p>
          </table:table-cell>
          <table:table-cell table:formula="of:=[.L11]*[.$C$6]" office:value-type="float" office:value="0.0831923627235057" calcext:value-type="float">
            <text:p>0.08</text:p>
          </table:table-cell>
          <table:table-cell table:formula="of:=[.$B$7]/[.L12]" office:value-type="float" office:value="12020334.1660526" calcext:value-type="float">
            <text:p>12,020,334.17</text:p>
          </table:table-cell>
          <table:table-cell table:formula="of:=[.K12]/[.L12]" office:value-type="float" office:value="2285.6432671215" calcext:value-type="float">
            <text:p>2,285.6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Q11]*[.$C$4]" office:value-type="float" office:value="3042.36901975856" calcext:value-type="float">
            <text:p>3,042.37</text:p>
          </table:table-cell>
          <table:table-cell table:formula="of:=[.R11]*[.$C$6]" office:value-type="float" office:value="0.221846300596015" calcext:value-type="float">
            <text:p>0.22</text:p>
          </table:table-cell>
          <table:table-cell table:formula="of:=[.$B$7]/[.R12]" office:value-type="float" office:value="4507625.31226974" calcext:value-type="float">
            <text:p>4,507,625.31</text:p>
          </table:table-cell>
          <table:table-cell table:formula="of:=[.Q12]/[.R12]" office:value-type="float" office:value="13713.859602729" calcext:value-type="float">
            <text:p>13,713.86</text:p>
          </table:table-cell>
        </table:table-row>
        <table:table-row table:style-name="ro1">
          <table:table-cell table:number-columns-repeated="5"/>
          <table:table-cell table:formula="of:=[.F12]*[.$B$6]" office:value-type="float" office:value="4.04555773570791" calcext:value-type="float">
            <text:p>4.05</text:p>
          </table:table-cell>
          <table:table-cell table:formula="of:=[.G12]*[.$C$4]" office:value-type="float" office:value="68.4533029445676" calcext:value-type="float">
            <text:p>68.45</text:p>
          </table:table-cell>
          <table:table-cell table:formula="of:=[.$B$7]/[.F13]" office:value-type="float" office:value="247184.706121866" calcext:value-type="float">
            <text:p>247,184.7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K12]*[.$C$4]" office:value-type="float" office:value="220.571753932496" calcext:value-type="float">
            <text:p>220.57</text:p>
          </table:table-cell>
          <table:table-cell table:formula="of:=[.L12]*[.$C$6]" office:value-type="float" office:value="0.0931754462503264" calcext:value-type="float">
            <text:p>0.09</text:p>
          </table:table-cell>
          <table:table-cell table:formula="of:=[.$B$7]/[.L13]" office:value-type="float" office:value="10732441.2196899" calcext:value-type="float">
            <text:p>10,732,441.22</text:p>
          </table:table-cell>
          <table:table-cell table:formula="of:=[.K13]/[.L13]" office:value-type="float" office:value="2367.27338380441" calcext:value-type="float">
            <text:p>2,367.2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Q12]*[.$C$4]" office:value-type="float" office:value="3529.14806291993" calcext:value-type="float">
            <text:p>3,529.15</text:p>
          </table:table-cell>
          <table:table-cell table:formula="of:=[.R12]*[.$C$6]" office:value-type="float" office:value="0.248467856667537" calcext:value-type="float">
            <text:p>0.25</text:p>
          </table:table-cell>
          <table:table-cell table:formula="of:=[.$B$7]/[.R13]" office:value-type="float" office:value="4024665.4573837" calcext:value-type="float">
            <text:p>4,024,665.46</text:p>
          </table:table-cell>
          <table:table-cell table:formula="of:=[.Q13]/[.R13]" office:value-type="float" office:value="14203.6403028264" calcext:value-type="float">
            <text:p>14,203.64</text:p>
          </table:table-cell>
        </table:table-row>
        <table:table-row table:style-name="ro1">
          <table:table-cell table:number-columns-repeated="5"/>
          <table:table-cell table:formula="of:=[.F13]*[.$B$6]" office:value-type="float" office:value="4.65239139606409" calcext:value-type="float">
            <text:p>4.65</text:p>
          </table:table-cell>
          <table:table-cell table:formula="of:=[.G13]*[.$C$4]" office:value-type="float" office:value="79.4058314156984" calcext:value-type="float">
            <text:p>79.41</text:p>
          </table:table-cell>
          <table:table-cell table:formula="of:=[.$B$7]/[.F14]" office:value-type="float" office:value="214943.222714666" calcext:value-type="float">
            <text:p>214,943.2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K13]*[.$C$4]" office:value-type="float" office:value="255.863234561695" calcext:value-type="float">
            <text:p>255.86</text:p>
          </table:table-cell>
          <table:table-cell table:formula="of:=[.L13]*[.$C$6]" office:value-type="float" office:value="0.104356499800366" calcext:value-type="float">
            <text:p>0.10</text:p>
          </table:table-cell>
          <table:table-cell table:formula="of:=[.$B$7]/[.L14]" office:value-type="float" office:value="9582536.80329452" calcext:value-type="float">
            <text:p>9,582,536.80</text:p>
          </table:table-cell>
          <table:table-cell table:formula="of:=[.K14]/[.L14]" office:value-type="float" office:value="2451.81886179742" calcext:value-type="float">
            <text:p>2,451.8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Q13]*[.$C$4]" office:value-type="float" office:value="4093.81175298712" calcext:value-type="float">
            <text:p>4,093.81</text:p>
          </table:table-cell>
          <table:table-cell table:formula="of:=[.R13]*[.$C$6]" office:value-type="float" office:value="0.278283999467641" calcext:value-type="float">
            <text:p>0.28</text:p>
          </table:table-cell>
          <table:table-cell table:formula="of:=[.$B$7]/[.R14]" office:value-type="float" office:value="3593451.30123545" calcext:value-type="float">
            <text:p>3,593,451.30</text:p>
          </table:table-cell>
          <table:table-cell table:formula="of:=[.Q14]/[.R14]" office:value-type="float" office:value="14710.9131707845" calcext:value-type="float">
            <text:p>14,710.91</text:p>
          </table:table-cell>
        </table:table-row>
        <table:table-row table:style-name="ro1">
          <table:table-cell table:number-columns-repeated="5"/>
          <table:table-cell table:formula="of:=[.F14]*[.$B$6]" office:value-type="float" office:value="5.35025010547371" calcext:value-type="float">
            <text:p>5.35</text:p>
          </table:table-cell>
          <table:table-cell table:formula="of:=[.G14]*[.$C$4]" office:value-type="float" office:value="92.1107644422102" calcext:value-type="float">
            <text:p>92.11</text:p>
          </table:table-cell>
          <table:table-cell table:formula="of:=[.$B$7]/[.F15]" office:value-type="float" office:value="186907.150186666" calcext:value-type="float">
            <text:p>186,907.1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K14]*[.$C$4]" office:value-type="float" office:value="296.801352091566" calcext:value-type="float">
            <text:p>296.80</text:p>
          </table:table-cell>
          <table:table-cell table:formula="of:=[.L14]*[.$C$6]" office:value-type="float" office:value="0.116879279776409" calcext:value-type="float">
            <text:p>0.12</text:p>
          </table:table-cell>
          <table:table-cell table:formula="of:=[.$B$7]/[.L15]" office:value-type="float" office:value="8555836.43151296" calcext:value-type="float">
            <text:p>8,555,836.43</text:p>
          </table:table-cell>
          <table:table-cell table:formula="of:=[.K15]/[.L15]" office:value-type="float" office:value="2539.38382114733" calcext:value-type="float">
            <text:p>2,539.3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Q14]*[.$C$4]" office:value-type="float" office:value="4748.82163346506" calcext:value-type="float">
            <text:p>4,748.82</text:p>
          </table:table-cell>
          <table:table-cell table:formula="of:=[.R14]*[.$C$6]" office:value-type="float" office:value="0.311678079403758" calcext:value-type="float">
            <text:p>0.31</text:p>
          </table:table-cell>
          <table:table-cell table:formula="of:=[.$B$7]/[.R15]" office:value-type="float" office:value="3208438.66181736" calcext:value-type="float">
            <text:p>3,208,438.66</text:p>
          </table:table-cell>
          <table:table-cell table:formula="of:=[.Q15]/[.R15]" office:value-type="float" office:value="15236.302926884" calcext:value-type="float">
            <text:p>15,236.30</text:p>
          </table:table-cell>
        </table:table-row>
        <table:table-row table:style-name="ro1">
          <table:table-cell table:number-columns-repeated="5"/>
          <table:table-cell table:formula="of:=[.F15]*[.$B$6]" office:value-type="float" office:value="6.15278762129476" calcext:value-type="float">
            <text:p>6.15</text:p>
          </table:table-cell>
          <table:table-cell table:formula="of:=[.G15]*[.$C$4]" office:value-type="float" office:value="106.848486752964" calcext:value-type="float">
            <text:p>106.85</text:p>
          </table:table-cell>
          <table:table-cell table:formula="of:=[.$B$7]/[.F16]" office:value-type="float" office:value="162527.956684057" calcext:value-type="float">
            <text:p>162,527.9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K15]*[.$C$4]" office:value-type="float" office:value="344.289568426217" calcext:value-type="float">
            <text:p>344.29</text:p>
          </table:table-cell>
          <table:table-cell table:formula="of:=[.L15]*[.$C$6]" office:value-type="float" office:value="0.130904793349579" calcext:value-type="float">
            <text:p>0.13</text:p>
          </table:table-cell>
          <table:table-cell table:formula="of:=[.$B$7]/[.L16]" office:value-type="float" office:value="7639139.67099372" calcext:value-type="float">
            <text:p>7,639,139.67</text:p>
          </table:table-cell>
          <table:table-cell table:formula="of:=[.K16]/[.L16]" office:value-type="float" office:value="2630.07610047402" calcext:value-type="float">
            <text:p>2,630.0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Q15]*[.$C$4]" office:value-type="float" office:value="5508.63309481946" calcext:value-type="float">
            <text:p>5,508.63</text:p>
          </table:table-cell>
          <table:table-cell table:formula="of:=[.R15]*[.$C$6]" office:value-type="float" office:value="0.349079448932209" calcext:value-type="float">
            <text:p>0.35</text:p>
          </table:table-cell>
          <table:table-cell table:formula="of:=[.$B$7]/[.R16]" office:value-type="float" office:value="2864677.37662264" calcext:value-type="float">
            <text:p>2,864,677.38</text:p>
          </table:table-cell>
          <table:table-cell table:formula="of:=[.Q16]/[.R16]" office:value-type="float" office:value="15780.4566028441" calcext:value-type="float">
            <text:p>15,780.46</text:p>
          </table:table-cell>
        </table:table-row>
        <table:table-row table:style-name="ro1">
          <table:table-cell table:number-columns-repeated="5"/>
          <table:table-cell table:formula="of:=[.F16]*[.$B$6]" office:value-type="float" office:value="7.07570576448898" calcext:value-type="float">
            <text:p>7.08</text:p>
          </table:table-cell>
          <table:table-cell table:formula="of:=[.G16]*[.$C$4]" office:value-type="float" office:value="123.944244633438" calcext:value-type="float">
            <text:p>123.94</text:p>
          </table:table-cell>
          <table:table-cell table:formula="of:=[.$B$7]/[.F17]" office:value-type="float" office:value="141328.657986137" calcext:value-type="float">
            <text:p>141,328.6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16]*[.$C$4]" office:value-type="float" office:value="399.375899374411" calcext:value-type="float">
            <text:p>399.38</text:p>
          </table:table-cell>
          <table:table-cell table:formula="of:=[.L16]*[.$C$6]" office:value-type="float" office:value="0.146613368551528" calcext:value-type="float">
            <text:p>0.15</text:p>
          </table:table-cell>
          <table:table-cell table:formula="of:=[.$B$7]/[.L17]" office:value-type="float" office:value="6820660.4205301" calcext:value-type="float">
            <text:p>6,820,660.42</text:p>
          </table:table-cell>
          <table:table-cell table:formula="of:=[.K17]/[.L17]" office:value-type="float" office:value="2724.00738977666" calcext:value-type="float">
            <text:p>2,724.0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Q16]*[.$C$4]" office:value-type="float" office:value="6390.01438999058" calcext:value-type="float">
            <text:p>6,390.01</text:p>
          </table:table-cell>
          <table:table-cell table:formula="of:=[.R16]*[.$C$6]" office:value-type="float" office:value="0.390968982804075" calcext:value-type="float">
            <text:p>0.39</text:p>
          </table:table-cell>
          <table:table-cell table:formula="of:=[.$B$7]/[.R17]" office:value-type="float" office:value="2557747.65769879" calcext:value-type="float">
            <text:p>2,557,747.66</text:p>
          </table:table-cell>
          <table:table-cell table:formula="of:=[.Q17]/[.R17]" office:value-type="float" office:value="16344.04433866" calcext:value-type="float">
            <text:p>16,344.04</text:p>
          </table:table-cell>
        </table:table-row>
        <table:table-row table:style-name="ro1">
          <table:table-cell table:number-columns-repeated="5"/>
          <table:table-cell table:formula="of:=[.F17]*[.$B$6]" office:value-type="float" office:value="8.13706162916232" calcext:value-type="float">
            <text:p>8.14</text:p>
          </table:table-cell>
          <table:table-cell table:formula="of:=[.G17]*[.$C$4]" office:value-type="float" office:value="143.775323774788" calcext:value-type="float">
            <text:p>143.78</text:p>
          </table:table-cell>
          <table:table-cell table:formula="of:=[.$B$7]/[.F18]" office:value-type="float" office:value="122894.485205336" calcext:value-type="float">
            <text:p>122,894.4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K17]*[.$C$4]" office:value-type="float" office:value="463.276043274317" calcext:value-type="float">
            <text:p>463.28</text:p>
          </table:table-cell>
          <table:table-cell table:formula="of:=[.L17]*[.$C$6]" office:value-type="float" office:value="0.164206972777711" calcext:value-type="float">
            <text:p>0.16</text:p>
          </table:table-cell>
          <table:table-cell table:formula="of:=[.$B$7]/[.L18]" office:value-type="float" office:value="6089875.37547331" calcext:value-type="float">
            <text:p>6,089,875.38</text:p>
          </table:table-cell>
          <table:table-cell table:formula="of:=[.K18]/[.L18]" office:value-type="float" office:value="2821.29336798297" calcext:value-type="float">
            <text:p>2,821.2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Q17]*[.$C$4]" office:value-type="float" office:value="7412.41669238907" calcext:value-type="float">
            <text:p>7,412.42</text:p>
          </table:table-cell>
          <table:table-cell table:formula="of:=[.R17]*[.$C$6]" office:value-type="float" office:value="0.437885260740564" calcext:value-type="float">
            <text:p>0.44</text:p>
          </table:table-cell>
          <table:table-cell table:formula="of:=[.$B$7]/[.R18]" office:value-type="float" office:value="2283703.26580249" calcext:value-type="float">
            <text:p>2,283,703.27</text:p>
          </table:table-cell>
          <table:table-cell table:formula="of:=[.Q18]/[.R18]" office:value-type="float" office:value="16927.7602078978" calcext:value-type="float">
            <text:p>16,927.76</text:p>
          </table:table-cell>
        </table:table-row>
        <table:table-row table:style-name="ro1">
          <table:table-cell table:number-columns-repeated="5"/>
          <table:table-cell table:formula="of:=[.F18]*[.$B$6]" office:value-type="float" office:value="9.35762087353667" calcext:value-type="float">
            <text:p>9.36</text:p>
          </table:table-cell>
          <table:table-cell table:formula="of:=[.G18]*[.$C$4]" office:value-type="float" office:value="166.779375578754" calcext:value-type="float">
            <text:p>166.78</text:p>
          </table:table-cell>
          <table:table-cell table:formula="of:=[.$B$7]/[.F19]" office:value-type="float" office:value="106864.769743771" calcext:value-type="float">
            <text:p>106,864.7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K18]*[.$C$4]" office:value-type="float" office:value="537.400210198208" calcext:value-type="float">
            <text:p>537.40</text:p>
          </table:table-cell>
          <table:table-cell table:formula="of:=[.L18]*[.$C$6]" office:value-type="float" office:value="0.183911809511037" calcext:value-type="float">
            <text:p>0.18</text:p>
          </table:table-cell>
          <table:table-cell table:formula="of:=[.$B$7]/[.L19]" office:value-type="float" office:value="5437388.72810117" calcext:value-type="float">
            <text:p>5,437,388.73</text:p>
          </table:table-cell>
          <table:table-cell table:formula="of:=[.K19]/[.L19]" office:value-type="float" office:value="2922.05384541093" calcext:value-type="float">
            <text:p>2,922.0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Q18]*[.$C$4]" office:value-type="float" office:value="8598.40336317132" calcext:value-type="float">
            <text:p>8,598.40</text:p>
          </table:table-cell>
          <table:table-cell table:formula="of:=[.R18]*[.$C$6]" office:value-type="float" office:value="0.490431492029431" calcext:value-type="float">
            <text:p>0.49</text:p>
          </table:table-cell>
          <table:table-cell table:formula="of:=[.$B$7]/[.R19]" office:value-type="float" office:value="2039020.77303794" calcext:value-type="float">
            <text:p>2,039,020.77</text:p>
          </table:table-cell>
          <table:table-cell table:formula="of:=[.Q19]/[.R19]" office:value-type="float" office:value="17532.3230724656" calcext:value-type="float">
            <text:p>17,532.32</text:p>
          </table:table-cell>
        </table:table-row>
        <table:table-row table:style-name="ro1">
          <table:table-cell table:number-columns-repeated="5"/>
          <table:table-cell table:formula="of:=[.F19]*[.$B$6]" office:value-type="float" office:value="10.7612640045672" calcext:value-type="float">
            <text:p>10.76</text:p>
          </table:table-cell>
          <table:table-cell table:formula="of:=[.G19]*[.$C$4]" office:value-type="float" office:value="193.464075671355" calcext:value-type="float">
            <text:p>193.46</text:p>
          </table:table-cell>
          <table:table-cell table:formula="of:=[.$B$7]/[.F20]" office:value-type="float" office:value="92925.8867337138" calcext:value-type="float">
            <text:p>92,925.8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K19]*[.$C$4]" office:value-type="float" office:value="623.384243829921" calcext:value-type="float">
            <text:p>623.38</text:p>
          </table:table-cell>
          <table:table-cell table:formula="of:=[.L19]*[.$C$6]" office:value-type="float" office:value="0.205981226652361" calcext:value-type="float">
            <text:p>0.21</text:p>
          </table:table-cell>
          <table:table-cell table:formula="of:=[.$B$7]/[.L20]" office:value-type="float" office:value="4854811.36437604" calcext:value-type="float">
            <text:p>4,854,811.36</text:p>
          </table:table-cell>
          <table:table-cell table:formula="of:=[.K20]/[.L20]" office:value-type="float" office:value="3026.41291131846" calcext:value-type="float">
            <text:p>3,026.4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Q19]*[.$C$4]" office:value-type="float" office:value="9974.14790127873" calcext:value-type="float">
            <text:p>9,974.15</text:p>
          </table:table-cell>
          <table:table-cell table:formula="of:=[.R19]*[.$C$6]" office:value-type="float" office:value="0.549283271072963" calcext:value-type="float">
            <text:p>0.55</text:p>
          </table:table-cell>
          <table:table-cell table:formula="of:=[.$B$7]/[.R20]" office:value-type="float" office:value="1820554.26164102" calcext:value-type="float">
            <text:p>1,820,554.26</text:p>
          </table:table-cell>
          <table:table-cell table:formula="of:=[.Q20]/[.R20]" office:value-type="float" office:value="18158.4774679108" calcext:value-type="float">
            <text:p>18,158.48</text:p>
          </table:table-cell>
        </table:table-row>
        <table:table-row table:style-name="ro1">
          <table:table-cell table:number-columns-repeated="5"/>
          <table:table-cell table:formula="of:=[.F20]*[.$B$6]" office:value-type="float" office:value="12.3754536052522" calcext:value-type="float">
            <text:p>12.38</text:p>
          </table:table-cell>
          <table:table-cell table:formula="of:=[.G20]*[.$C$4]" office:value-type="float" office:value="224.418327778772" calcext:value-type="float">
            <text:p>224.42</text:p>
          </table:table-cell>
          <table:table-cell table:formula="of:=[.$B$7]/[.F21]" office:value-type="float" office:value="80805.1188988816" calcext:value-type="float">
            <text:p>80,805.1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K20]*[.$C$4]" office:value-type="float" office:value="723.125722842708" calcext:value-type="float">
            <text:p>723.13</text:p>
          </table:table-cell>
          <table:table-cell table:formula="of:=[.L20]*[.$C$6]" office:value-type="float" office:value="0.230698973850645" calcext:value-type="float">
            <text:p>0.23</text:p>
          </table:table-cell>
          <table:table-cell table:formula="of:=[.$B$7]/[.L21]" office:value-type="float" office:value="4334653.00390718" calcext:value-type="float">
            <text:p>4,334,653.00</text:p>
          </table:table-cell>
          <table:table-cell table:formula="of:=[.K21]/[.L21]" office:value-type="float" office:value="3134.49908672269" calcext:value-type="float">
            <text:p>3,134.5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Q20]*[.$C$4]" office:value-type="float" office:value="11570.0115654833" calcext:value-type="float">
            <text:p>11,570.01</text:p>
          </table:table-cell>
          <table:table-cell table:formula="of:=[.R20]*[.$C$6]" office:value-type="float" office:value="0.615197263601719" calcext:value-type="float">
            <text:p>0.62</text:p>
          </table:table-cell>
          <table:table-cell table:formula="of:=[.$B$7]/[.R21]" office:value-type="float" office:value="1625494.87646519" calcext:value-type="float">
            <text:p>1,625,494.88</text:p>
          </table:table-cell>
          <table:table-cell table:formula="of:=[.Q21]/[.R21]" office:value-type="float" office:value="18806.9945203362" calcext:value-type="float">
            <text:p>18,806.99</text:p>
          </table:table-cell>
        </table:table-row>
        <table:table-row table:style-name="ro1">
          <table:table-cell table:number-columns-repeated="5"/>
          <table:table-cell table:formula="of:=[.F21]*[.$B$6]" office:value-type="float" office:value="14.2317716460401" calcext:value-type="float">
            <text:p>14.23</text:p>
          </table:table-cell>
          <table:table-cell table:formula="of:=[.G21]*[.$C$4]" office:value-type="float" office:value="260.325260223375" calcext:value-type="float">
            <text:p>260.33</text:p>
          </table:table-cell>
          <table:table-cell table:formula="of:=[.$B$7]/[.F22]" office:value-type="float" office:value="70265.3207816362" calcext:value-type="float">
            <text:p>70,265.3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21]*[.$C$4]" office:value-type="float" office:value="838.825838497541" calcext:value-type="float">
            <text:p>838.83</text:p>
          </table:table-cell>
          <table:table-cell table:formula="of:=[.L21]*[.$C$6]" office:value-type="float" office:value="0.258382850712722" calcext:value-type="float">
            <text:p>0.26</text:p>
          </table:table-cell>
          <table:table-cell table:formula="of:=[.$B$7]/[.L22]" office:value-type="float" office:value="3870225.89634569" calcext:value-type="float">
            <text:p>3,870,225.90</text:p>
          </table:table-cell>
          <table:table-cell table:formula="of:=[.K22]/[.L22]" office:value-type="float" office:value="3246.44548267708" calcext:value-type="float">
            <text:p>3,246.4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Q21]*[.$C$4]" office:value-type="float" office:value="13421.2134159607" calcext:value-type="float">
            <text:p>13,421.21</text:p>
          </table:table-cell>
          <table:table-cell table:formula="of:=[.R21]*[.$C$6]" office:value-type="float" office:value="0.689020935233925" calcext:value-type="float">
            <text:p>0.69</text:p>
          </table:table-cell>
          <table:table-cell table:formula="of:=[.$B$7]/[.R22]" office:value-type="float" office:value="1451334.71112964" calcext:value-type="float">
            <text:p>1,451,334.71</text:p>
          </table:table-cell>
          <table:table-cell table:formula="of:=[.Q22]/[.R22]" office:value-type="float" office:value="19478.6728960625" calcext:value-type="float">
            <text:p>19,478.67</text:p>
          </table:table-cell>
        </table:table-row>
        <table:table-row table:style-name="ro1">
          <table:table-cell table:number-columns-repeated="5"/>
          <table:table-cell table:formula="of:=[.F22]*[.$B$6]" office:value-type="float" office:value="16.3665373929461" calcext:value-type="float">
            <text:p>16.37</text:p>
          </table:table-cell>
          <table:table-cell table:formula="of:=[.G22]*[.$C$4]" office:value-type="float" office:value="301.977301859115" calcext:value-type="float">
            <text:p>301.98</text:p>
          </table:table-cell>
          <table:table-cell table:formula="of:=[.$B$7]/[.F23]" office:value-type="float" office:value="61100.2789405532" calcext:value-type="float">
            <text:p>61,100.2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K22]*[.$C$4]" office:value-type="float" office:value="973.037972657148" calcext:value-type="float">
            <text:p>973.04</text:p>
          </table:table-cell>
          <table:table-cell table:formula="of:=[.L22]*[.$C$6]" office:value-type="float" office:value="0.289388792798249" calcext:value-type="float">
            <text:p>0.29</text:p>
          </table:table-cell>
          <table:table-cell table:formula="of:=[.$B$7]/[.L23]" office:value-type="float" office:value="3455558.83602294" calcext:value-type="float">
            <text:p>3,455,558.84</text:p>
          </table:table-cell>
          <table:table-cell table:formula="of:=[.K23]/[.L23]" office:value-type="float" office:value="3362.38996420126" calcext:value-type="float">
            <text:p>3,362.39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Q22]*[.$C$4]" office:value-type="float" office:value="15568.6075625144" calcext:value-type="float">
            <text:p>15,568.61</text:p>
          </table:table-cell>
          <table:table-cell table:formula="of:=[.R22]*[.$C$6]" office:value-type="float" office:value="0.771703447461996" calcext:value-type="float">
            <text:p>0.77</text:p>
          </table:table-cell>
          <table:table-cell table:formula="of:=[.$B$7]/[.R23]" office:value-type="float" office:value="1295834.5635086" calcext:value-type="float">
            <text:p>1,295,834.56</text:p>
          </table:table-cell>
          <table:table-cell table:formula="of:=[.Q23]/[.R23]" office:value-type="float" office:value="20174.3397852075" calcext:value-type="float">
            <text:p>20,174.34</text:p>
          </table:table-cell>
        </table:table-row>
        <table:table-row table:style-name="ro1">
          <table:table-cell table:number-columns-repeated="5"/>
          <table:table-cell table:formula="of:=[.F23]*[.$B$6]" office:value-type="float" office:value="18.821518001888" calcext:value-type="float">
            <text:p>18.82</text:p>
          </table:table-cell>
          <table:table-cell table:formula="of:=[.G23]*[.$C$4]" office:value-type="float" office:value="350.293670156573" calcext:value-type="float">
            <text:p>350.29</text:p>
          </table:table-cell>
          <table:table-cell table:formula="of:=[.$B$7]/[.F24]" office:value-type="float" office:value="53130.6773396115" calcext:value-type="float">
            <text:p>53,130.6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K23]*[.$C$4]" office:value-type="float" office:value="1128.72404828229" calcext:value-type="float">
            <text:p>1,128.72</text:p>
          </table:table-cell>
          <table:table-cell table:formula="of:=[.L23]*[.$C$6]" office:value-type="float" office:value="0.324115447934038" calcext:value-type="float">
            <text:p>0.32</text:p>
          </table:table-cell>
          <table:table-cell table:formula="of:=[.$B$7]/[.L24]" office:value-type="float" office:value="3085320.3893062" calcext:value-type="float">
            <text:p>3,085,320.39</text:p>
          </table:table-cell>
          <table:table-cell table:formula="of:=[.K24]/[.L24]" office:value-type="float" office:value="3482.47532006559" calcext:value-type="float">
            <text:p>3,482.4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Q23]*[.$C$4]" office:value-type="float" office:value="18059.5847725167" calcext:value-type="float">
            <text:p>18,059.58</text:p>
          </table:table-cell>
          <table:table-cell table:formula="of:=[.R23]*[.$C$6]" office:value-type="float" office:value="0.864307861157436" calcext:value-type="float">
            <text:p>0.86</text:p>
          </table:table-cell>
          <table:table-cell table:formula="of:=[.$B$7]/[.R24]" office:value-type="float" office:value="1156995.14598982" calcext:value-type="float">
            <text:p>1,156,995.15</text:p>
          </table:table-cell>
          <table:table-cell table:formula="of:=[.Q24]/[.R24]" office:value-type="float" office:value="20894.8519203935" calcext:value-type="float">
            <text:p>20,894.85</text:p>
          </table:table-cell>
        </table:table-row>
        <table:table-row table:style-name="ro1">
          <table:table-cell table:number-columns-repeated="5"/>
          <table:table-cell table:formula="of:=[.F24]*[.$B$6]" office:value-type="float" office:value="21.6447457021712" calcext:value-type="float">
            <text:p>21.64</text:p>
          </table:table-cell>
          <table:table-cell table:formula="of:=[.G24]*[.$C$4]" office:value-type="float" office:value="406.340657381625" calcext:value-type="float">
            <text:p>406.34</text:p>
          </table:table-cell>
          <table:table-cell table:formula="of:=[.$B$7]/[.F25]" office:value-type="float" office:value="46200.5889909665" calcext:value-type="float">
            <text:p>46,200.5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K24]*[.$C$4]" office:value-type="float" office:value="1309.31989600746" calcext:value-type="float">
            <text:p>1,309.32</text:p>
          </table:table-cell>
          <table:table-cell table:formula="of:=[.L24]*[.$C$6]" office:value-type="float" office:value="0.363009301686123" calcext:value-type="float">
            <text:p>0.36</text:p>
          </table:table-cell>
          <table:table-cell table:formula="of:=[.$B$7]/[.L25]" office:value-type="float" office:value="2754750.34759482" calcext:value-type="float">
            <text:p>2,754,750.35</text:p>
          </table:table-cell>
          <table:table-cell table:formula="of:=[.K25]/[.L25]" office:value-type="float" office:value="3606.84943863936" calcext:value-type="float">
            <text:p>3,606.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Q24]*[.$C$4]" office:value-type="float" office:value="20949.1183361193" calcext:value-type="float">
            <text:p>20,949.12</text:p>
          </table:table-cell>
          <table:table-cell table:formula="of:=[.R24]*[.$C$6]" office:value-type="float" office:value="0.968024804496328" calcext:value-type="float">
            <text:p>0.97</text:p>
          </table:table-cell>
          <table:table-cell table:formula="of:=[.$B$7]/[.R25]" office:value-type="float" office:value="1033031.38034806" calcext:value-type="float">
            <text:p>1,033,031.38</text:p>
          </table:table-cell>
          <table:table-cell table:formula="of:=[.Q25]/[.R25]" office:value-type="float" office:value="21641.0966318361" calcext:value-type="float">
            <text:p>21,641.10</text:p>
          </table:table-cell>
        </table:table-row>
        <table:table-row table:style-name="ro1">
          <table:table-cell table:number-columns-repeated="5"/>
          <table:table-cell table:formula="of:=[.F25]*[.$B$6]" office:value-type="float" office:value="24.8914575574969" calcext:value-type="float">
            <text:p>24.89</text:p>
          </table:table-cell>
          <table:table-cell table:formula="of:=[.G25]*[.$C$4]" office:value-type="float" office:value="471.355162562685" calcext:value-type="float">
            <text:p>471.36</text:p>
          </table:table-cell>
          <table:table-cell table:formula="of:=[.$B$7]/[.F26]" office:value-type="float" office:value="40174.4252095361" calcext:value-type="float">
            <text:p>40,174.4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K25]*[.$C$4]" office:value-type="float" office:value="1518.81107936865" calcext:value-type="float">
            <text:p>1,518.81</text:p>
          </table:table-cell>
          <table:table-cell table:formula="of:=[.L25]*[.$C$6]" office:value-type="float" office:value="0.406570417888458" calcext:value-type="float">
            <text:p>0.41</text:p>
          </table:table-cell>
          <table:table-cell table:formula="of:=[.$B$7]/[.L26]" office:value-type="float" office:value="2459598.52463823" calcext:value-type="float">
            <text:p>2,459,598.52</text:p>
          </table:table-cell>
          <table:table-cell table:formula="of:=[.K26]/[.L26]" office:value-type="float" office:value="3735.66549001933" calcext:value-type="float">
            <text:p>3,735.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Q25]*[.$C$4]" office:value-type="float" office:value="24300.9772698984" calcext:value-type="float">
            <text:p>24,300.98</text:p>
          </table:table-cell>
          <table:table-cell table:formula="of:=[.R25]*[.$C$6]" office:value-type="float" office:value="1.08418778103589" calcext:value-type="float">
            <text:p>1.08</text:p>
          </table:table-cell>
          <table:table-cell table:formula="of:=[.$B$7]/[.R26]" office:value-type="float" office:value="922349.446739337" calcext:value-type="float">
            <text:p>922,349.45</text:p>
          </table:table-cell>
          <table:table-cell table:formula="of:=[.Q26]/[.R26]" office:value-type="float" office:value="22413.992940116" calcext:value-type="float">
            <text:p>22,413.99</text:p>
          </table:table-cell>
        </table:table-row>
        <table:table-row table:style-name="ro1">
          <table:table-cell table:number-columns-repeated="5"/>
          <table:table-cell table:formula="of:=[.F26]*[.$B$6]" office:value-type="float" office:value="28.6251761911214" calcext:value-type="float">
            <text:p>28.63</text:p>
          </table:table-cell>
          <table:table-cell table:formula="of:=[.G26]*[.$C$4]" office:value-type="float" office:value="546.771988572715" calcext:value-type="float">
            <text:p>546.77</text:p>
          </table:table-cell>
          <table:table-cell table:formula="of:=[.$B$7]/[.F27]" office:value-type="float" office:value="34934.2827909009" calcext:value-type="float">
            <text:p>34,934.2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26]*[.$C$4]" office:value-type="float" office:value="1761.82085206764" calcext:value-type="float">
            <text:p>1,761.82</text:p>
          </table:table-cell>
          <table:table-cell table:formula="of:=[.L26]*[.$C$6]" office:value-type="float" office:value="0.455358868035073" calcext:value-type="float">
            <text:p>0.46</text:p>
          </table:table-cell>
          <table:table-cell table:formula="of:=[.$B$7]/[.L27]" office:value-type="float" office:value="2196070.11128413" calcext:value-type="float">
            <text:p>2,196,070.11</text:p>
          </table:table-cell>
          <table:table-cell table:formula="of:=[.K27]/[.L27]" office:value-type="float" office:value="3869.08211466288" calcext:value-type="float">
            <text:p>3,869.0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Q26]*[.$C$4]" office:value-type="float" office:value="28189.1336330822" calcext:value-type="float">
            <text:p>28,189.13</text:p>
          </table:table-cell>
          <table:table-cell table:formula="of:=[.R26]*[.$C$6]" office:value-type="float" office:value="1.21429031476019" calcext:value-type="float">
            <text:p>1.21</text:p>
          </table:table-cell>
          <table:table-cell table:formula="of:=[.$B$7]/[.R27]" office:value-type="float" office:value="823526.291731551" calcext:value-type="float">
            <text:p>823,526.29</text:p>
          </table:table-cell>
          <table:table-cell table:formula="of:=[.Q27]/[.R27]" office:value-type="float" office:value="23214.4926879773" calcext:value-type="float">
            <text:p>23,214.49</text:p>
          </table:table-cell>
        </table:table-row>
        <table:table-row table:style-name="ro1">
          <table:table-cell table:number-columns-repeated="5"/>
          <table:table-cell table:formula="of:=[.F27]*[.$B$6]" office:value-type="float" office:value="32.9189526197896" calcext:value-type="float">
            <text:p>32.92</text:p>
          </table:table-cell>
          <table:table-cell table:formula="of:=[.G27]*[.$C$4]" office:value-type="float" office:value="634.255506744349" calcext:value-type="float">
            <text:p>634.26</text:p>
          </table:table-cell>
          <table:table-cell table:formula="of:=[.$B$7]/[.F28]" office:value-type="float" office:value="30377.6372094791" calcext:value-type="float">
            <text:p>30,377.6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K27]*[.$C$4]" office:value-type="float" office:value="2043.71218839846" calcext:value-type="float">
            <text:p>2,043.71</text:p>
          </table:table-cell>
          <table:table-cell table:formula="of:=[.L27]*[.$C$6]" office:value-type="float" office:value="0.510001932199282" calcext:value-type="float">
            <text:p>0.51</text:p>
          </table:table-cell>
          <table:table-cell table:formula="of:=[.$B$7]/[.L28]" office:value-type="float" office:value="1960776.88507512" calcext:value-type="float">
            <text:p>1,960,776.89</text:p>
          </table:table-cell>
          <table:table-cell table:formula="of:=[.K28]/[.L28]" office:value-type="float" office:value="4007.26361875798" calcext:value-type="float">
            <text:p>4,007.2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Q27]*[.$C$4]" office:value-type="float" office:value="32699.3950143753" calcext:value-type="float">
            <text:p>32,699.40</text:p>
          </table:table-cell>
          <table:table-cell table:formula="of:=[.R27]*[.$C$6]" office:value-type="float" office:value="1.36000515253142" calcext:value-type="float">
            <text:p>1.36</text:p>
          </table:table-cell>
          <table:table-cell table:formula="of:=[.$B$7]/[.R28]" office:value-type="float" office:value="735291.33190317" calcext:value-type="float">
            <text:p>735,291.33</text:p>
          </table:table-cell>
          <table:table-cell table:formula="of:=[.Q28]/[.R28]" office:value-type="float" office:value="24043.5817125479" calcext:value-type="float">
            <text:p>24,043.58</text:p>
          </table:table-cell>
        </table:table-row>
        <table:table-row table:style-name="ro1">
          <table:table-cell table:number-columns-repeated="5"/>
          <table:table-cell table:formula="of:=[.F28]*[.$B$6]" office:value-type="float" office:value="37.8567955127581" calcext:value-type="float">
            <text:p>37.86</text:p>
          </table:table-cell>
          <table:table-cell table:formula="of:=[.G28]*[.$C$4]" office:value-type="float" office:value="735.736387823445" calcext:value-type="float">
            <text:p>735.74</text:p>
          </table:table-cell>
          <table:table-cell table:formula="of:=[.$B$7]/[.F29]" office:value-type="float" office:value="26415.3367038949" calcext:value-type="float">
            <text:p>26,415.3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K28]*[.$C$4]" office:value-type="float" office:value="2370.70613854221" calcext:value-type="float">
            <text:p>2,370.71</text:p>
          </table:table-cell>
          <table:table-cell table:formula="of:=[.L28]*[.$C$6]" office:value-type="float" office:value="0.571202164063196" calcext:value-type="float">
            <text:p>0.57</text:p>
          </table:table-cell>
          <table:table-cell table:formula="of:=[.$B$7]/[.L29]" office:value-type="float" office:value="1750693.6473885" calcext:value-type="float">
            <text:p>1,750,693.65</text:p>
          </table:table-cell>
          <table:table-cell table:formula="of:=[.K29]/[.L29]" office:value-type="float" office:value="4150.38017657077" calcext:value-type="float">
            <text:p>4,150.3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Q28]*[.$C$4]" office:value-type="float" office:value="37931.2982166754" calcext:value-type="float">
            <text:p>37,931.30</text:p>
          </table:table-cell>
          <table:table-cell table:formula="of:=[.R28]*[.$C$6]" office:value-type="float" office:value="1.52320577083519" calcext:value-type="float">
            <text:p>1.52</text:p>
          </table:table-cell>
          <table:table-cell table:formula="of:=[.$B$7]/[.R29]" office:value-type="float" office:value="656510.117770688" calcext:value-type="float">
            <text:p>656,510.12</text:p>
          </table:table-cell>
          <table:table-cell table:formula="of:=[.Q29]/[.R29]" office:value-type="float" office:value="24902.2810594246" calcext:value-type="float">
            <text:p>24,902.28</text:p>
          </table:table-cell>
        </table:table-row>
        <table:table-row table:style-name="ro1">
          <table:table-cell table:number-columns-repeated="5"/>
          <table:table-cell table:formula="of:=[.F29]*[.$B$6]" office:value-type="float" office:value="43.5353148396718" calcext:value-type="float">
            <text:p>43.54</text:p>
          </table:table-cell>
          <table:table-cell table:formula="of:=[.G29]*[.$C$4]" office:value-type="float" office:value="853.454209875196" calcext:value-type="float">
            <text:p>853.45</text:p>
          </table:table-cell>
          <table:table-cell table:formula="of:=[.$B$7]/[.F30]" office:value-type="float" office:value="22969.8580033868" calcext:value-type="float">
            <text:p>22,969.8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K29]*[.$C$4]" office:value-type="float" office:value="2750.01912070896" calcext:value-type="float">
            <text:p>2,750.02</text:p>
          </table:table-cell>
          <table:table-cell table:formula="of:=[.L29]*[.$C$6]" office:value-type="float" office:value="0.639746423750779" calcext:value-type="float">
            <text:p>0.64</text:p>
          </table:table-cell>
          <table:table-cell table:formula="of:=[.$B$7]/[.L30]" office:value-type="float" office:value="1563119.32802545" calcext:value-type="float">
            <text:p>1,563,119.33</text:p>
          </table:table-cell>
          <table:table-cell table:formula="of:=[.K30]/[.L30]" office:value-type="float" office:value="4298.60804001972" calcext:value-type="float">
            <text:p>4,298.6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Q29]*[.$C$4]" office:value-type="float" office:value="44000.3059313434" calcext:value-type="float">
            <text:p>44,000.31</text:p>
          </table:table-cell>
          <table:table-cell table:formula="of:=[.R29]*[.$C$6]" office:value-type="float" office:value="1.70599046333541" calcext:value-type="float">
            <text:p>1.71</text:p>
          </table:table-cell>
          <table:table-cell table:formula="of:=[.$B$7]/[.R30]" office:value-type="float" office:value="586169.748009542" calcext:value-type="float">
            <text:p>586,169.75</text:p>
          </table:table-cell>
          <table:table-cell table:formula="of:=[.Q30]/[.R30]" office:value-type="float" office:value="25791.6482401183" calcext:value-type="float">
            <text:p>25,791.65</text:p>
          </table:table-cell>
        </table:table-row>
        <table:table-row table:style-name="ro1">
          <table:table-cell table:number-columns-repeated="5"/>
          <table:table-cell table:formula="of:=[.F30]*[.$B$6]" office:value-type="float" office:value="50.0656120656225" calcext:value-type="float">
            <text:p>50.07</text:p>
          </table:table-cell>
          <table:table-cell table:formula="of:=[.G30]*[.$C$4]" office:value-type="float" office:value="990.006883455227" calcext:value-type="float">
            <text:p>990.01</text:p>
          </table:table-cell>
          <table:table-cell table:formula="of:=[.$B$7]/[.F31]" office:value-type="float" office:value="19973.7895681625" calcext:value-type="float">
            <text:p>19,973.7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K30]*[.$C$4]" office:value-type="float" office:value="3190.0221800224" calcext:value-type="float">
            <text:p>3,190.02</text:p>
          </table:table-cell>
          <table:table-cell table:formula="of:=[.L30]*[.$C$6]" office:value-type="float" office:value="0.716515994600873" calcext:value-type="float">
            <text:p>0.72</text:p>
          </table:table-cell>
          <table:table-cell table:formula="of:=[.$B$7]/[.L31]" office:value-type="float" office:value="1395642.25716558" calcext:value-type="float">
            <text:p>1,395,642.26</text:p>
          </table:table-cell>
          <table:table-cell table:formula="of:=[.K31]/[.L31]" office:value-type="float" office:value="4452.12975573471" calcext:value-type="float">
            <text:p>4,452.1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Q30]*[.$C$4]" office:value-type="float" office:value="51040.3548803584" calcext:value-type="float">
            <text:p>51,040.35</text:p>
          </table:table-cell>
          <table:table-cell table:formula="of:=[.R30]*[.$C$6]" office:value-type="float" office:value="1.91070931893566" calcext:value-type="float">
            <text:p>1.91</text:p>
          </table:table-cell>
          <table:table-cell table:formula="of:=[.$B$7]/[.R31]" office:value-type="float" office:value="523365.846437091" calcext:value-type="float">
            <text:p>523,365.85</text:p>
          </table:table-cell>
          <table:table-cell table:formula="of:=[.Q31]/[.R31]" office:value-type="float" office:value="26712.7785344083" calcext:value-type="float">
            <text:p>26,712.78</text:p>
          </table:table-cell>
        </table:table-row>
        <table:table-row table:style-name="ro1">
          <table:table-cell table:number-columns-repeated="5"/>
          <table:table-cell table:formula="of:=[.F31]*[.$B$6]" office:value-type="float" office:value="57.5754538754659" calcext:value-type="float">
            <text:p>57.58</text:p>
          </table:table-cell>
          <table:table-cell table:formula="of:=[.G31]*[.$C$4]" office:value-type="float" office:value="1148.40798480806" calcext:value-type="float">
            <text:p>1,148.41</text:p>
          </table:table-cell>
          <table:table-cell table:formula="of:=[.$B$7]/[.F32]" office:value-type="float" office:value="17368.5126679674" calcext:value-type="float">
            <text:p>17,368.5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31]*[.$C$4]" office:value-type="float" office:value="3700.42572882598" calcext:value-type="float">
            <text:p>3,700.43</text:p>
          </table:table-cell>
          <table:table-cell table:formula="of:=[.L31]*[.$C$6]" office:value-type="float" office:value="0.802497913952977" calcext:value-type="float">
            <text:p>0.80</text:p>
          </table:table-cell>
          <table:table-cell table:formula="of:=[.$B$7]/[.L32]" office:value-type="float" office:value="1246109.15818355" calcext:value-type="float">
            <text:p>1,246,109.16</text:p>
          </table:table-cell>
          <table:table-cell table:formula="of:=[.K32]/[.L32]" office:value-type="float" office:value="4611.13438986809" calcext:value-type="float">
            <text:p>4,611.1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Q31]*[.$C$4]" office:value-type="float" office:value="59206.8116612157" calcext:value-type="float">
            <text:p>59,206.81</text:p>
          </table:table-cell>
          <table:table-cell table:formula="of:=[.R31]*[.$C$6]" office:value-type="float" office:value="2.13999443720794" calcext:value-type="float">
            <text:p>2.14</text:p>
          </table:table-cell>
          <table:table-cell table:formula="of:=[.$B$7]/[.R32]" office:value-type="float" office:value="467290.934318832" calcext:value-type="float">
            <text:p>467,290.93</text:p>
          </table:table-cell>
          <table:table-cell table:formula="of:=[.Q32]/[.R32]" office:value-type="float" office:value="27666.8063392086" calcext:value-type="float">
            <text:p>27,666.81</text:p>
          </table:table-cell>
        </table:table-row>
        <table:table-row table:style-name="ro1">
          <table:table-cell table:number-columns-repeated="5"/>
          <table:table-cell table:formula="of:=[.F32]*[.$B$6]" office:value-type="float" office:value="66.2117719567858" calcext:value-type="float">
            <text:p>66.21</text:p>
          </table:table-cell>
          <table:table-cell table:formula="of:=[.G32]*[.$C$4]" office:value-type="float" office:value="1332.15326237735" calcext:value-type="float">
            <text:p>1,332.15</text:p>
          </table:table-cell>
          <table:table-cell table:formula="of:=[.$B$7]/[.F33]" office:value-type="float" office:value="15103.0544938847" calcext:value-type="float">
            <text:p>15,103.0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K32]*[.$C$4]" office:value-type="float" office:value="4292.49384543814" calcext:value-type="float">
            <text:p>4,292.49</text:p>
          </table:table-cell>
          <table:table-cell table:formula="of:=[.L32]*[.$C$6]" office:value-type="float" office:value="0.898797663627335" calcext:value-type="float">
            <text:p>0.90</text:p>
          </table:table-cell>
          <table:table-cell table:formula="of:=[.$B$7]/[.L33]" office:value-type="float" office:value="1112597.46266388" calcext:value-type="float">
            <text:p>1,112,597.46</text:p>
          </table:table-cell>
          <table:table-cell table:formula="of:=[.K33]/[.L33]" office:value-type="float" office:value="4775.81776093481" calcext:value-type="float">
            <text:p>4,775.8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Q32]*[.$C$4]" office:value-type="float" office:value="68679.9015270102" calcext:value-type="float">
            <text:p>68,679.90</text:p>
          </table:table-cell>
          <table:table-cell table:formula="of:=[.R32]*[.$C$6]" office:value-type="float" office:value="2.39679376967289" calcext:value-type="float">
            <text:p>2.40</text:p>
          </table:table-cell>
          <table:table-cell table:formula="of:=[.$B$7]/[.R33]" office:value-type="float" office:value="417224.048498957" calcext:value-type="float">
            <text:p>417,224.05</text:p>
          </table:table-cell>
          <table:table-cell table:formula="of:=[.Q33]/[.R33]" office:value-type="float" office:value="28654.9065656089" calcext:value-type="float">
            <text:p>28,654.91</text:p>
          </table:table-cell>
        </table:table-row>
        <table:table-row table:style-name="ro1">
          <table:table-cell table:number-columns-repeated="5"/>
          <table:table-cell table:formula="of:=[.F33]*[.$B$6]" office:value-type="float" office:value="76.1435377503036" calcext:value-type="float">
            <text:p>76.14</text:p>
          </table:table-cell>
          <table:table-cell table:formula="of:=[.G33]*[.$C$4]" office:value-type="float" office:value="1545.29778435773" calcext:value-type="float">
            <text:p>1,545.30</text:p>
          </table:table-cell>
          <table:table-cell table:formula="of:=[.$B$7]/[.F34]" office:value-type="float" office:value="13133.0908642475" calcext:value-type="float">
            <text:p>13,133.0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K33]*[.$C$4]" office:value-type="float" office:value="4979.29286070824" calcext:value-type="float">
            <text:p>4,979.29</text:p>
          </table:table-cell>
          <table:table-cell table:formula="of:=[.L33]*[.$C$6]" office:value-type="float" office:value="1.00665338326262" calcext:value-type="float">
            <text:p>1.01</text:p>
          </table:table-cell>
          <table:table-cell table:formula="of:=[.$B$7]/[.L34]" office:value-type="float" office:value="993390.591664182" calcext:value-type="float">
            <text:p>993,390.59</text:p>
          </table:table-cell>
          <table:table-cell table:formula="of:=[.K34]/[.L34]" office:value-type="float" office:value="4946.3826809682" calcext:value-type="float">
            <text:p>4,946.3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Q33]*[.$C$4]" office:value-type="float" office:value="79668.6857713318" calcext:value-type="float">
            <text:p>79,668.69</text:p>
          </table:table-cell>
          <table:table-cell table:formula="of:=[.R33]*[.$C$6]" office:value-type="float" office:value="2.68440902203364" calcext:value-type="float">
            <text:p>2.68</text:p>
          </table:table-cell>
          <table:table-cell table:formula="of:=[.$B$7]/[.R34]" office:value-type="float" office:value="372521.471874068" calcext:value-type="float">
            <text:p>372,521.47</text:p>
          </table:table-cell>
          <table:table-cell table:formula="of:=[.Q34]/[.R34]" office:value-type="float" office:value="29678.2960858092" calcext:value-type="float">
            <text:p>29,678.30</text:p>
          </table:table-cell>
        </table:table-row>
        <table:table-row table:style-name="ro1">
          <table:table-cell table:number-columns-repeated="5"/>
          <table:table-cell table:formula="of:=[.F34]*[.$B$6]" office:value-type="float" office:value="87.5650684128492" calcext:value-type="float">
            <text:p>87.57</text:p>
          </table:table-cell>
          <table:table-cell table:formula="of:=[.G34]*[.$C$4]" office:value-type="float" office:value="1792.54542985497" calcext:value-type="float">
            <text:p>1,792.55</text:p>
          </table:table-cell>
          <table:table-cell table:formula="of:=[.$B$7]/[.F35]" office:value-type="float" office:value="11420.0790123892" calcext:value-type="float">
            <text:p>11,420.0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K34]*[.$C$4]" office:value-type="float" office:value="5775.97971842156" calcext:value-type="float">
            <text:p>5,775.98</text:p>
          </table:table-cell>
          <table:table-cell table:formula="of:=[.L34]*[.$C$6]" office:value-type="float" office:value="1.12745178925413" calcext:value-type="float">
            <text:p>1.13</text:p>
          </table:table-cell>
          <table:table-cell table:formula="of:=[.$B$7]/[.L35]" office:value-type="float" office:value="886955.885414449" calcext:value-type="float">
            <text:p>886,955.89</text:p>
          </table:table-cell>
          <table:table-cell table:formula="of:=[.K35]/[.L35]" office:value-type="float" office:value="5123.03920528849" calcext:value-type="float">
            <text:p>5,123.0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Q34]*[.$C$4]" office:value-type="float" office:value="92415.6754947449" calcext:value-type="float">
            <text:p>92,415.68</text:p>
          </table:table-cell>
          <table:table-cell table:formula="of:=[.R34]*[.$C$6]" office:value-type="float" office:value="3.00653810467768" calcext:value-type="float">
            <text:p>3.01</text:p>
          </table:table-cell>
          <table:table-cell table:formula="of:=[.$B$7]/[.R35]" office:value-type="float" office:value="332608.457030418" calcext:value-type="float">
            <text:p>332,608.46</text:p>
          </table:table-cell>
          <table:table-cell table:formula="of:=[.Q35]/[.R35]" office:value-type="float" office:value="30738.2352317309" calcext:value-type="float">
            <text:p>30,738.24</text:p>
          </table:table-cell>
        </table:table-row>
        <table:table-row table:style-name="ro1">
          <table:table-cell table:number-columns-repeated="5"/>
          <table:table-cell table:formula="of:=[.F35]*[.$B$6]" office:value-type="float" office:value="100.699828674777" calcext:value-type="float">
            <text:p>100.70</text:p>
          </table:table-cell>
          <table:table-cell table:formula="of:=[.G35]*[.$C$4]" office:value-type="float" office:value="2079.35269863176" calcext:value-type="float">
            <text:p>2,079.35</text:p>
          </table:table-cell>
          <table:table-cell table:formula="of:=[.$B$7]/[.F36]" office:value-type="float" office:value="9930.50348903406" calcext:value-type="float">
            <text:p>9,930.5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K35]*[.$C$4]" office:value-type="float" office:value="6700.136473369" calcext:value-type="float">
            <text:p>6,700.14</text:p>
          </table:table-cell>
          <table:table-cell table:formula="of:=[.L35]*[.$C$6]" office:value-type="float" office:value="1.26274600396462" calcext:value-type="float">
            <text:p>1.26</text:p>
          </table:table-cell>
          <table:table-cell table:formula="of:=[.$B$7]/[.L36]" office:value-type="float" office:value="791924.897691472" calcext:value-type="float">
            <text:p>791,924.90</text:p>
          </table:table-cell>
          <table:table-cell table:formula="of:=[.K36]/[.L36]" office:value-type="float" office:value="5306.00489119165" calcext:value-type="float">
            <text:p>5,306.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Q35]*[.$C$4]" office:value-type="float" office:value="107202.183573904" calcext:value-type="float">
            <text:p>107,202.18</text:p>
          </table:table-cell>
          <table:table-cell table:formula="of:=[.R35]*[.$C$6]" office:value-type="float" office:value="3.367322677239" calcext:value-type="float">
            <text:p>3.37</text:p>
          </table:table-cell>
          <table:table-cell table:formula="of:=[.$B$7]/[.R36]" office:value-type="float" office:value="296971.836634302" calcext:value-type="float">
            <text:p>296,971.84</text:p>
          </table:table-cell>
          <table:table-cell table:formula="of:=[.Q36]/[.R36]" office:value-type="float" office:value="31836.0293471499" calcext:value-type="float">
            <text:p>31,836.03</text:p>
          </table:table-cell>
        </table:table-row>
        <table:table-row table:style-name="ro1">
          <table:table-cell table:number-columns-repeated="5"/>
          <table:table-cell table:formula="of:=[.F36]*[.$B$6]" office:value-type="float" office:value="115.804802975993" calcext:value-type="float">
            <text:p>115.80</text:p>
          </table:table-cell>
          <table:table-cell table:formula="of:=[.G36]*[.$C$4]" office:value-type="float" office:value="2412.04913041284" calcext:value-type="float">
            <text:p>2,412.05</text:p>
          </table:table-cell>
          <table:table-cell table:formula="of:=[.$B$7]/[.F37]" office:value-type="float" office:value="8635.22042524701" calcext:value-type="float">
            <text:p>8,635.2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36]*[.$C$4]" office:value-type="float" office:value="7772.15830910804" calcext:value-type="float">
            <text:p>7,772.16</text:p>
          </table:table-cell>
          <table:table-cell table:formula="of:=[.L36]*[.$C$6]" office:value-type="float" office:value="1.41427552444038" calcext:value-type="float">
            <text:p>1.41</text:p>
          </table:table-cell>
          <table:table-cell table:formula="of:=[.$B$7]/[.L37]" office:value-type="float" office:value="707075.801510243" calcext:value-type="float">
            <text:p>707,075.80</text:p>
          </table:table-cell>
          <table:table-cell table:formula="of:=[.K37]/[.L37]" office:value-type="float" office:value="5495.50506587706" calcext:value-type="float">
            <text:p>5,495.5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Q36]*[.$C$4]" office:value-type="float" office:value="124354.532945729" calcext:value-type="float">
            <text:p>124,354.53</text:p>
          </table:table-cell>
          <table:table-cell table:formula="of:=[.R36]*[.$C$6]" office:value-type="float" office:value="3.77140139850768" calcext:value-type="float">
            <text:p>3.77</text:p>
          </table:table-cell>
          <table:table-cell table:formula="of:=[.$B$7]/[.R37]" office:value-type="float" office:value="265153.425566341" calcext:value-type="float">
            <text:p>265,153.43</text:p>
          </table:table-cell>
          <table:table-cell table:formula="of:=[.Q37]/[.R37]" office:value-type="float" office:value="32973.0303952624" calcext:value-type="float">
            <text:p>32,973.03</text:p>
          </table:table-cell>
        </table:table-row>
        <table:table-row table:style-name="ro1">
          <table:table-cell table:number-columns-repeated="5"/>
          <table:table-cell table:formula="of:=[.F37]*[.$B$6]" office:value-type="float" office:value="133.175523422392" calcext:value-type="float">
            <text:p>133.18</text:p>
          </table:table-cell>
          <table:table-cell table:formula="of:=[.G37]*[.$C$4]" office:value-type="float" office:value="2797.9769912789" calcext:value-type="float">
            <text:p>2,797.98</text:p>
          </table:table-cell>
          <table:table-cell table:formula="of:=[.$B$7]/[.F38]" office:value-type="float" office:value="7508.88732630174" calcext:value-type="float">
            <text:p>7,508.8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K37]*[.$C$4]" office:value-type="float" office:value="9015.70363856533" calcext:value-type="float">
            <text:p>9,015.70</text:p>
          </table:table-cell>
          <table:table-cell table:formula="of:=[.L37]*[.$C$6]" office:value-type="float" office:value="1.58398858737323" calcext:value-type="float">
            <text:p>1.58</text:p>
          </table:table-cell>
          <table:table-cell table:formula="of:=[.$B$7]/[.L38]" office:value-type="float" office:value="631317.679919859" calcext:value-type="float">
            <text:p>631,317.68</text:p>
          </table:table-cell>
          <table:table-cell table:formula="of:=[.K38]/[.L38]" office:value-type="float" office:value="5691.7731039441" calcext:value-type="float">
            <text:p>5,691.7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Q37]*[.$C$4]" office:value-type="float" office:value="144251.258217045" calcext:value-type="float">
            <text:p>144,251.26</text:p>
          </table:table-cell>
          <table:table-cell table:formula="of:=[.R37]*[.$C$6]" office:value-type="float" office:value="4.2239695663286" calcext:value-type="float">
            <text:p>4.22</text:p>
          </table:table-cell>
          <table:table-cell table:formula="of:=[.$B$7]/[.R38]" office:value-type="float" office:value="236744.129969947" calcext:value-type="float">
            <text:p>236,744.13</text:p>
          </table:table-cell>
          <table:table-cell table:formula="of:=[.Q38]/[.R38]" office:value-type="float" office:value="34150.6386236646" calcext:value-type="float">
            <text:p>34,150.64</text:p>
          </table:table-cell>
        </table:table-row>
        <table:table-row table:style-name="ro1">
          <table:table-cell table:number-columns-repeated="5"/>
          <table:table-cell table:formula="of:=[.F38]*[.$B$6]" office:value-type="float" office:value="153.151851935751" calcext:value-type="float">
            <text:p>153.15</text:p>
          </table:table-cell>
          <table:table-cell table:formula="of:=[.G38]*[.$C$4]" office:value-type="float" office:value="3245.65330988352" calcext:value-type="float">
            <text:p>3,245.65</text:p>
          </table:table-cell>
          <table:table-cell table:formula="of:=[.$B$7]/[.F39]" office:value-type="float" office:value="6529.46724026239" calcext:value-type="float">
            <text:p>6,529.4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K38]*[.$C$4]" office:value-type="float" office:value="10458.2162207358" calcext:value-type="float">
            <text:p>10,458.22</text:p>
          </table:table-cell>
          <table:table-cell table:formula="of:=[.L38]*[.$C$6]" office:value-type="float" office:value="1.77406721785801" calcext:value-type="float">
            <text:p>1.77</text:p>
          </table:table-cell>
          <table:table-cell table:formula="of:=[.$B$7]/[.L39]" office:value-type="float" office:value="563676.499928446" calcext:value-type="float">
            <text:p>563,676.50</text:p>
          </table:table-cell>
          <table:table-cell table:formula="of:=[.K39]/[.L39]" office:value-type="float" office:value="5895.05071479924" calcext:value-type="float">
            <text:p>5,895.0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Q38]*[.$C$4]" office:value-type="float" office:value="167331.459531773" calcext:value-type="float">
            <text:p>167,331.46</text:p>
          </table:table-cell>
          <table:table-cell table:formula="of:=[.R38]*[.$C$6]" office:value-type="float" office:value="4.73084591428803" calcext:value-type="float">
            <text:p>4.73</text:p>
          </table:table-cell>
          <table:table-cell table:formula="of:=[.$B$7]/[.R39]" office:value-type="float" office:value="211378.687473167" calcext:value-type="float">
            <text:p>211,378.69</text:p>
          </table:table-cell>
          <table:table-cell table:formula="of:=[.Q39]/[.R39]" office:value-type="float" office:value="35370.3042887955" calcext:value-type="float">
            <text:p>35,370.30</text:p>
          </table:table-cell>
        </table:table-row>
        <table:table-row table:style-name="ro1">
          <table:table-cell table:number-columns-repeated="5"/>
          <table:table-cell table:formula="of:=[.F39]*[.$B$6]" office:value-type="float" office:value="176.124629726113" calcext:value-type="float">
            <text:p>176.12</text:p>
          </table:table-cell>
          <table:table-cell table:formula="of:=[.G39]*[.$C$4]" office:value-type="float" office:value="3764.95783946488" calcext:value-type="float">
            <text:p>3,764.96</text:p>
          </table:table-cell>
          <table:table-cell table:formula="of:=[.$B$7]/[.F40]" office:value-type="float" office:value="5677.79760022816" calcext:value-type="float">
            <text:p>5,677.8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K39]*[.$C$4]" office:value-type="float" office:value="12131.5308160535" calcext:value-type="float">
            <text:p>12,131.53</text:p>
          </table:table-cell>
          <table:table-cell table:formula="of:=[.L39]*[.$C$6]" office:value-type="float" office:value="1.98695528400097" calcext:value-type="float">
            <text:p>1.99</text:p>
          </table:table-cell>
          <table:table-cell table:formula="of:=[.$B$7]/[.L40]" office:value-type="float" office:value="503282.589221826" calcext:value-type="float">
            <text:p>503,282.59</text:p>
          </table:table-cell>
          <table:table-cell table:formula="of:=[.K40]/[.L40]" office:value-type="float" office:value="6105.58824032779" calcext:value-type="float">
            <text:p>6,105.5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Q39]*[.$C$4]" office:value-type="float" office:value="194104.493056856" calcext:value-type="float">
            <text:p>194,104.49</text:p>
          </table:table-cell>
          <table:table-cell table:formula="of:=[.R39]*[.$C$6]" office:value-type="float" office:value="5.2985474240026" calcext:value-type="float">
            <text:p>5.30</text:p>
          </table:table-cell>
          <table:table-cell table:formula="of:=[.$B$7]/[.R40]" office:value-type="float" office:value="188730.970958185" calcext:value-type="float">
            <text:p>188,730.97</text:p>
          </table:table-cell>
          <table:table-cell table:formula="of:=[.Q40]/[.R40]" office:value-type="float" office:value="36633.5294419667" calcext:value-type="float">
            <text:p>36,633.53</text:p>
          </table:table-cell>
        </table:table-row>
        <table:table-row table:style-name="ro1">
          <table:table-cell table:number-columns-repeated="5"/>
          <table:table-cell table:formula="of:=[.F40]*[.$B$6]" office:value-type="float" office:value="202.54332418503" calcext:value-type="float">
            <text:p>202.54</text:p>
          </table:table-cell>
          <table:table-cell table:formula="of:=[.G40]*[.$C$4]" office:value-type="float" office:value="4367.35109377926" calcext:value-type="float">
            <text:p>4,367.35</text:p>
          </table:table-cell>
          <table:table-cell table:formula="of:=[.$B$7]/[.F41]" office:value-type="float" office:value="4937.21530454623" calcext:value-type="float">
            <text:p>4,937.2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K40]*[.$C$4]" office:value-type="float" office:value="14072.5757466221" calcext:value-type="float">
            <text:p>14,072.58</text:p>
          </table:table-cell>
          <table:table-cell table:formula="of:=[.L40]*[.$C$6]" office:value-type="float" office:value="2.22538991808109" calcext:value-type="float">
            <text:p>2.23</text:p>
          </table:table-cell>
          <table:table-cell table:formula="of:=[.$B$7]/[.L41]" office:value-type="float" office:value="449359.454662345" calcext:value-type="float">
            <text:p>449,359.45</text:p>
          </table:table-cell>
          <table:table-cell table:formula="of:=[.K41]/[.L41]" office:value-type="float" office:value="6323.64496319663" calcext:value-type="float">
            <text:p>6,323.6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Q40]*[.$C$4]" office:value-type="float" office:value="225161.211945953" calcext:value-type="float">
            <text:p>225,161.21</text:p>
          </table:table-cell>
          <table:table-cell table:formula="of:=[.R40]*[.$C$6]" office:value-type="float" office:value="5.93437311488291" calcext:value-type="float">
            <text:p>5.93</text:p>
          </table:table-cell>
          <table:table-cell table:formula="of:=[.$B$7]/[.R41]" office:value-type="float" office:value="168509.795498379" calcext:value-type="float">
            <text:p>168,509.80</text:p>
          </table:table-cell>
          <table:table-cell table:formula="of:=[.Q41]/[.R41]" office:value-type="float" office:value="37941.8697791798" calcext:value-type="float">
            <text:p>37,941.87</text:p>
          </table:table-cell>
        </table:table-row>
        <table:table-row table:style-name="ro1">
          <table:table-cell table:number-columns-repeated="5"/>
          <table:table-cell table:formula="of:=[.F41]*[.$B$6]" office:value-type="float" office:value="232.924822812785" calcext:value-type="float">
            <text:p>232.92</text:p>
          </table:table-cell>
          <table:table-cell table:formula="of:=[.G41]*[.$C$4]" office:value-type="float" office:value="5066.12726878395" calcext:value-type="float">
            <text:p>5,066.13</text:p>
          </table:table-cell>
          <table:table-cell table:formula="of:=[.$B$7]/[.F42]" office:value-type="float" office:value="4293.23069960542" calcext:value-type="float">
            <text:p>4,293.2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41]*[.$C$4]" office:value-type="float" office:value="16324.1878660816" calcext:value-type="float">
            <text:p>16,324.19</text:p>
          </table:table-cell>
          <table:table-cell table:formula="of:=[.L41]*[.$C$6]" office:value-type="float" office:value="2.49243670825082" calcext:value-type="float">
            <text:p>2.49</text:p>
          </table:table-cell>
          <table:table-cell table:formula="of:=[.$B$7]/[.L42]" office:value-type="float" office:value="401213.798805665" calcext:value-type="float">
            <text:p>401,213.80</text:p>
          </table:table-cell>
          <table:table-cell table:formula="of:=[.K42]/[.L42]" office:value-type="float" office:value="6549.48942616794" calcext:value-type="float">
            <text:p>6,549.4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Q41]*[.$C$4]" office:value-type="float" office:value="261187.005857306" calcext:value-type="float">
            <text:p>261,187.01</text:p>
          </table:table-cell>
          <table:table-cell table:formula="of:=[.R41]*[.$C$6]" office:value-type="float" office:value="6.64649788866886" calcext:value-type="float">
            <text:p>6.65</text:p>
          </table:table-cell>
          <table:table-cell table:formula="of:=[.$B$7]/[.R42]" office:value-type="float" office:value="150455.174552125" calcext:value-type="float">
            <text:p>150,455.17</text:p>
          </table:table-cell>
          <table:table-cell table:formula="of:=[.Q42]/[.R42]" office:value-type="float" office:value="39296.9365570077" calcext:value-type="float">
            <text:p>39,296.94</text:p>
          </table:table-cell>
        </table:table-row>
        <table:table-row table:style-name="ro1">
          <table:table-cell table:number-columns-repeated="5"/>
          <table:table-cell table:formula="of:=[.F42]*[.$B$6]" office:value-type="float" office:value="267.863546234703" calcext:value-type="float">
            <text:p>267.86</text:p>
          </table:table-cell>
          <table:table-cell table:formula="of:=[.G42]*[.$C$4]" office:value-type="float" office:value="5876.70763178938" calcext:value-type="float">
            <text:p>5,876.71</text:p>
          </table:table-cell>
          <table:table-cell table:formula="of:=[.$B$7]/[.F43]" office:value-type="float" office:value="3733.24408661341" calcext:value-type="float">
            <text:p>3,733.2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K42]*[.$C$4]" office:value-type="float" office:value="18936.0579246546" calcext:value-type="float">
            <text:p>18,936.06</text:p>
          </table:table-cell>
          <table:table-cell table:formula="of:=[.L42]*[.$C$6]" office:value-type="float" office:value="2.79152911324092" calcext:value-type="float">
            <text:p>2.79</text:p>
          </table:table-cell>
          <table:table-cell table:formula="of:=[.$B$7]/[.L43]" office:value-type="float" office:value="358226.606076487" calcext:value-type="float">
            <text:p>358,226.61</text:p>
          </table:table-cell>
          <table:table-cell table:formula="of:=[.K43]/[.L43]" office:value-type="float" office:value="6783.39976281679" calcext:value-type="float">
            <text:p>6,783.4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Q42]*[.$C$4]" office:value-type="float" office:value="302976.926794474" calcext:value-type="float">
            <text:p>302,976.93</text:p>
          </table:table-cell>
          <table:table-cell table:formula="of:=[.R42]*[.$C$6]" office:value-type="float" office:value="7.44407763530912" calcext:value-type="float">
            <text:p>7.44</text:p>
          </table:table-cell>
          <table:table-cell table:formula="of:=[.$B$7]/[.R43]" office:value-type="float" office:value="134334.977278683" calcext:value-type="float">
            <text:p>134,334.98</text:p>
          </table:table-cell>
          <table:table-cell table:formula="of:=[.Q43]/[.R43]" office:value-type="float" office:value="40700.3985769008" calcext:value-type="float">
            <text:p>40,700.40</text:p>
          </table:table-cell>
        </table:table-row>
        <table:table-row table:style-name="ro1">
          <table:table-cell table:number-columns-repeated="5"/>
          <table:table-cell table:formula="of:=[.F43]*[.$B$6]" office:value-type="float" office:value="308.043078169908" calcext:value-type="float">
            <text:p>308.04</text:p>
          </table:table-cell>
          <table:table-cell table:formula="of:=[.G43]*[.$C$4]" office:value-type="float" office:value="6816.98085287568" calcext:value-type="float">
            <text:p>6,816.98</text:p>
          </table:table-cell>
          <table:table-cell table:formula="of:=[.$B$7]/[.F44]" office:value-type="float" office:value="3246.29920575079" calcext:value-type="float">
            <text:p>3,246.3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K43]*[.$C$4]" office:value-type="float" office:value="21965.8271925994" calcext:value-type="float">
            <text:p>21,965.83</text:p>
          </table:table-cell>
          <table:table-cell table:formula="of:=[.L43]*[.$C$6]" office:value-type="float" office:value="3.12651260682983" calcext:value-type="float">
            <text:p>3.13</text:p>
          </table:table-cell>
          <table:table-cell table:formula="of:=[.$B$7]/[.L44]" office:value-type="float" office:value="319845.183996863" calcext:value-type="float">
            <text:p>319,845.18</text:p>
          </table:table-cell>
          <table:table-cell table:formula="of:=[.K44]/[.L44]" office:value-type="float" office:value="7025.66404006025" calcext:value-type="float">
            <text:p>7,025.66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Q43]*[.$C$4]" office:value-type="float" office:value="351453.23508159" calcext:value-type="float">
            <text:p>351,453.24</text:p>
          </table:table-cell>
          <table:table-cell table:formula="of:=[.R43]*[.$C$6]" office:value-type="float" office:value="8.33736695154622" calcext:value-type="float">
            <text:p>8.34</text:p>
          </table:table-cell>
          <table:table-cell table:formula="of:=[.$B$7]/[.R44]" office:value-type="float" office:value="119941.943998824" calcext:value-type="float">
            <text:p>119,941.94</text:p>
          </table:table-cell>
          <table:table-cell table:formula="of:=[.Q44]/[.R44]" office:value-type="float" office:value="42153.9842403615" calcext:value-type="float">
            <text:p>42,153.98</text:p>
          </table:table-cell>
        </table:table-row>
        <table:table-row table:style-name="ro1">
          <table:table-cell table:number-columns-repeated="5"/>
          <table:table-cell table:formula="of:=[.F44]*[.$B$6]" office:value-type="float" office:value="354.249539895394" calcext:value-type="float">
            <text:p>354.25</text:p>
          </table:table-cell>
          <table:table-cell table:formula="of:=[.G44]*[.$C$4]" office:value-type="float" office:value="7907.69778933578" calcext:value-type="float">
            <text:p>7,907.70</text:p>
          </table:table-cell>
          <table:table-cell table:formula="of:=[.$B$7]/[.F45]" office:value-type="float" office:value="2822.8688745659" calcext:value-type="float">
            <text:p>2,822.87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K44]*[.$C$4]" office:value-type="float" office:value="25480.3595434153" calcext:value-type="float">
            <text:p>25,480.36</text:p>
          </table:table-cell>
          <table:table-cell table:formula="of:=[.L44]*[.$C$6]" office:value-type="float" office:value="3.50169411964941" calcext:value-type="float">
            <text:p>3.50</text:p>
          </table:table-cell>
          <table:table-cell table:formula="of:=[.$B$7]/[.L45]" office:value-type="float" office:value="285576.057140056" calcext:value-type="float">
            <text:p>285,576.06</text:p>
          </table:table-cell>
          <table:table-cell table:formula="of:=[.K45]/[.L45]" office:value-type="float" office:value="7276.58061291954" calcext:value-type="float">
            <text:p>7,276.5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Q44]*[.$C$4]" office:value-type="float" office:value="407685.752694645" calcext:value-type="float">
            <text:p>407,685.75</text:p>
          </table:table-cell>
          <table:table-cell table:formula="of:=[.R44]*[.$C$6]" office:value-type="float" office:value="9.33785098573176" calcext:value-type="float">
            <text:p>9.34</text:p>
          </table:table-cell>
          <table:table-cell table:formula="of:=[.$B$7]/[.R45]" office:value-type="float" office:value="107091.021427521" calcext:value-type="float">
            <text:p>107,091.02</text:p>
          </table:table-cell>
          <table:table-cell table:formula="of:=[.Q45]/[.R45]" office:value-type="float" office:value="43659.4836775173" calcext:value-type="float">
            <text:p>43,659.48</text:p>
          </table:table-cell>
        </table:table-row>
        <table:table-row table:style-name="ro1">
          <table:table-cell table:number-columns-repeated="5"/>
          <table:table-cell table:formula="of:=[.F45]*[.$B$6]" office:value-type="float" office:value="407.386970879703" calcext:value-type="float">
            <text:p>407.39</text:p>
          </table:table-cell>
          <table:table-cell table:formula="of:=[.G45]*[.$C$4]" office:value-type="float" office:value="9172.92943562951" calcext:value-type="float">
            <text:p>9,172.93</text:p>
          </table:table-cell>
          <table:table-cell table:formula="of:=[.$B$7]/[.F46]" office:value-type="float" office:value="2454.66858657905" calcext:value-type="float">
            <text:p>2,454.6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K45]*[.$C$4]" office:value-type="float" office:value="29557.2170703617" calcext:value-type="float">
            <text:p>29,557.22</text:p>
          </table:table-cell>
          <table:table-cell table:formula="of:=[.L45]*[.$C$6]" office:value-type="float" office:value="3.92189741400734" calcext:value-type="float">
            <text:p>3.92</text:p>
          </table:table-cell>
          <table:table-cell table:formula="of:=[.$B$7]/[.L46]" office:value-type="float" office:value="254978.622446479" calcext:value-type="float">
            <text:p>254,978.62</text:p>
          </table:table-cell>
          <table:table-cell table:formula="of:=[.K46]/[.L46]" office:value-type="float" office:value="7536.45849195239" calcext:value-type="float">
            <text:p>7,536.4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Q45]*[.$C$4]" office:value-type="float" office:value="472915.473125788" calcext:value-type="float">
            <text:p>472,915.47</text:p>
          </table:table-cell>
          <table:table-cell table:formula="of:=[.R45]*[.$C$6]" office:value-type="float" office:value="10.4583931040196" calcext:value-type="float">
            <text:p>10.46</text:p>
          </table:table-cell>
          <table:table-cell table:formula="of:=[.$B$7]/[.R46]" office:value-type="float" office:value="95616.9834174296" calcext:value-type="float">
            <text:p>95,616.98</text:p>
          </table:table-cell>
          <table:table-cell table:formula="of:=[.Q46]/[.R46]" office:value-type="float" office:value="45218.7509517143" calcext:value-type="float">
            <text:p>45,218.75</text:p>
          </table:table-cell>
        </table:table-row>
        <table:table-row table:style-name="ro1">
          <table:table-cell table:number-columns-repeated="5"/>
          <table:table-cell table:formula="of:=[.F46]*[.$B$6]" office:value-type="float" office:value="468.495016511659" calcext:value-type="float">
            <text:p>468.50</text:p>
          </table:table-cell>
          <table:table-cell table:formula="of:=[.G46]*[.$C$4]" office:value-type="float" office:value="10640.5981453302" calcext:value-type="float">
            <text:p>10,640.60</text:p>
          </table:table-cell>
          <table:table-cell table:formula="of:=[.$B$7]/[.F47]" office:value-type="float" office:value="2134.49442311221" calcext:value-type="float">
            <text:p>2,134.4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46]*[.$C$4]" office:value-type="float" office:value="34286.3718016196" calcext:value-type="float">
            <text:p>34,286.37</text:p>
          </table:table-cell>
          <table:table-cell table:formula="of:=[.L46]*[.$C$6]" office:value-type="float" office:value="4.39252510368822" calcext:value-type="float">
            <text:p>4.39</text:p>
          </table:table-cell>
          <table:table-cell table:formula="of:=[.$B$7]/[.L47]" office:value-type="float" office:value="227659.484327213" calcext:value-type="float">
            <text:p>227,659.48</text:p>
          </table:table-cell>
          <table:table-cell table:formula="of:=[.K47]/[.L47]" office:value-type="float" office:value="7805.61772380783" calcext:value-type="float">
            <text:p>7,805.6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Q46]*[.$C$4]" office:value-type="float" office:value="548581.948825914" calcext:value-type="float">
            <text:p>548,581.95</text:p>
          </table:table-cell>
          <table:table-cell table:formula="of:=[.R46]*[.$C$6]" office:value-type="float" office:value="11.7134002765019" calcext:value-type="float">
            <text:p>11.71</text:p>
          </table:table-cell>
          <table:table-cell table:formula="of:=[.$B$7]/[.R47]" office:value-type="float" office:value="85372.306622705" calcext:value-type="float">
            <text:p>85,372.31</text:p>
          </table:table-cell>
          <table:table-cell table:formula="of:=[.Q47]/[.R47]" office:value-type="float" office:value="46833.706342847" calcext:value-type="float">
            <text:p>46,833.71</text:p>
          </table:table-cell>
        </table:table-row>
        <table:table-row table:style-name="ro1">
          <table:table-cell table:number-columns-repeated="5"/>
          <table:table-cell table:formula="of:=[.F47]*[.$B$6]" office:value-type="float" office:value="538.769268988408" calcext:value-type="float">
            <text:p>538.77</text:p>
          </table:table-cell>
          <table:table-cell table:formula="of:=[.G47]*[.$C$4]" office:value-type="float" office:value="12343.0938485831" calcext:value-type="float">
            <text:p>12,343.09</text:p>
          </table:table-cell>
          <table:table-cell table:formula="of:=[.$B$7]/[.F48]" office:value-type="float" office:value="1856.0821070541" calcext:value-type="float">
            <text:p>1,856.08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K47]*[.$C$4]" office:value-type="float" office:value="39772.1912898788" calcext:value-type="float">
            <text:p>39,772.19</text:p>
          </table:table-cell>
          <table:table-cell table:formula="of:=[.L47]*[.$C$6]" office:value-type="float" office:value="4.91962811613081" calcext:value-type="float">
            <text:p>4.92</text:p>
          </table:table-cell>
          <table:table-cell table:formula="of:=[.$B$7]/[.L48]" office:value-type="float" office:value="203267.396720726" calcext:value-type="float">
            <text:p>203,267.40</text:p>
          </table:table-cell>
          <table:table-cell table:formula="of:=[.K48]/[.L48]" office:value-type="float" office:value="8084.38978537239" calcext:value-type="float">
            <text:p>8,084.3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Q47]*[.$C$4]" office:value-type="float" office:value="636355.06063806" calcext:value-type="float">
            <text:p>636,355.06</text:p>
          </table:table-cell>
          <table:table-cell table:formula="of:=[.R47]*[.$C$6]" office:value-type="float" office:value="13.1190083096822" calcext:value-type="float">
            <text:p>13.12</text:p>
          </table:table-cell>
          <table:table-cell table:formula="of:=[.$B$7]/[.R48]" office:value-type="float" office:value="76225.2737702723" calcext:value-type="float">
            <text:p>76,225.27</text:p>
          </table:table-cell>
          <table:table-cell table:formula="of:=[.Q48]/[.R48]" office:value-type="float" office:value="48506.3387122344" calcext:value-type="float">
            <text:p>48,506.34</text:p>
          </table:table-cell>
        </table:table-row>
        <table:table-row table:style-name="ro1">
          <table:table-cell table:number-columns-repeated="5"/>
          <table:table-cell table:formula="of:=[.F48]*[.$B$6]" office:value-type="float" office:value="619.584659336669" calcext:value-type="float">
            <text:p>619.58</text:p>
          </table:table-cell>
          <table:table-cell table:formula="of:=[.G48]*[.$C$4]" office:value-type="float" office:value="14317.9888643564" calcext:value-type="float">
            <text:p>14,317.99</text:p>
          </table:table-cell>
          <table:table-cell table:formula="of:=[.$B$7]/[.F49]" office:value-type="float" office:value="1613.98444091661" calcext:value-type="float">
            <text:p>1,613.9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K48]*[.$C$4]" office:value-type="float" office:value="46135.7418962593" calcext:value-type="float">
            <text:p>46,135.74</text:p>
          </table:table-cell>
          <table:table-cell table:formula="of:=[.L48]*[.$C$6]" office:value-type="float" office:value="5.50998349006651" calcext:value-type="float">
            <text:p>5.51</text:p>
          </table:table-cell>
          <table:table-cell table:formula="of:=[.$B$7]/[.L49]" office:value-type="float" office:value="181488.747072077" calcext:value-type="float">
            <text:p>181,488.75</text:p>
          </table:table-cell>
          <table:table-cell table:formula="of:=[.K49]/[.L49]" office:value-type="float" office:value="8373.11799199283" calcext:value-type="float">
            <text:p>8,373.1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Q48]*[.$C$4]" office:value-type="float" office:value="738171.87034015" calcext:value-type="float">
            <text:p>738,171.87</text:p>
          </table:table-cell>
          <table:table-cell table:formula="of:=[.R48]*[.$C$6]" office:value-type="float" office:value="14.693289306844" calcext:value-type="float">
            <text:p>14.69</text:p>
          </table:table-cell>
          <table:table-cell table:formula="of:=[.$B$7]/[.R49]" office:value-type="float" office:value="68058.2801520289" calcext:value-type="float">
            <text:p>68,058.28</text:p>
          </table:table-cell>
          <table:table-cell table:formula="of:=[.Q49]/[.R49]" office:value-type="float" office:value="50238.707951957" calcext:value-type="float">
            <text:p>50,238.71</text:p>
          </table:table-cell>
        </table:table-row>
        <table:table-row table:style-name="ro1">
          <table:table-cell table:number-columns-repeated="5"/>
          <table:table-cell table:formula="of:=[.F49]*[.$B$6]" office:value-type="float" office:value="712.522358237169" calcext:value-type="float">
            <text:p>712.52</text:p>
          </table:table-cell>
          <table:table-cell table:formula="of:=[.G49]*[.$C$4]" office:value-type="float" office:value="16608.8670826534" calcext:value-type="float">
            <text:p>16,608.87</text:p>
          </table:table-cell>
          <table:table-cell table:formula="of:=[.$B$7]/[.F50]" office:value-type="float" office:value="1403.46473123183" calcext:value-type="float">
            <text:p>1,403.4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K49]*[.$C$4]" office:value-type="float" office:value="53517.4605996608" calcext:value-type="float">
            <text:p>53,517.46</text:p>
          </table:table-cell>
          <table:table-cell table:formula="of:=[.L49]*[.$C$6]" office:value-type="float" office:value="6.17118150887449" calcext:value-type="float">
            <text:p>6.17</text:p>
          </table:table-cell>
          <table:table-cell table:formula="of:=[.$B$7]/[.L50]" office:value-type="float" office:value="162043.524171497" calcext:value-type="float">
            <text:p>162,043.52</text:p>
          </table:table-cell>
          <table:table-cell table:formula="of:=[.K50]/[.L50]" office:value-type="float" office:value="8672.15792027829" calcext:value-type="float">
            <text:p>8,672.1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Q49]*[.$C$4]" office:value-type="float" office:value="856279.369594573" calcext:value-type="float">
            <text:p>856,279.37</text:p>
          </table:table-cell>
          <table:table-cell table:formula="of:=[.R49]*[.$C$6]" office:value-type="float" office:value="16.4564840236653" calcext:value-type="float">
            <text:p>16.46</text:p>
          </table:table-cell>
          <table:table-cell table:formula="of:=[.$B$7]/[.R50]" office:value-type="float" office:value="60766.3215643115" calcext:value-type="float">
            <text:p>60,766.32</text:p>
          </table:table-cell>
          <table:table-cell table:formula="of:=[.Q50]/[.R50]" office:value-type="float" office:value="52032.9475216698" calcext:value-type="float">
            <text:p>52,032.95</text:p>
          </table:table-cell>
        </table:table-row>
        <table:table-row table:style-name="ro1">
          <table:table-cell table:number-columns-repeated="5"/>
          <table:table-cell table:formula="of:=[.F50]*[.$B$6]" office:value-type="float" office:value="819.400711972744" calcext:value-type="float">
            <text:p>819.40</text:p>
          </table:table-cell>
          <table:table-cell table:formula="of:=[.G50]*[.$C$4]" office:value-type="float" office:value="19266.2858158779" calcext:value-type="float">
            <text:p>19,266.29</text:p>
          </table:table-cell>
          <table:table-cell table:formula="of:=[.$B$7]/[.F51]" office:value-type="float" office:value="1220.40411411464" calcext:value-type="float">
            <text:p>1,220.4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K50]*[.$C$4]" office:value-type="float" office:value="62080.2542956066" calcext:value-type="float">
            <text:p>62,080.25</text:p>
          </table:table-cell>
          <table:table-cell table:formula="of:=[.L50]*[.$C$6]" office:value-type="float" office:value="6.91172328993943" calcext:value-type="float">
            <text:p>6.91</text:p>
          </table:table-cell>
          <table:table-cell table:formula="of:=[.$B$7]/[.L51]" office:value-type="float" office:value="144681.718010265" calcext:value-type="float">
            <text:p>144,681.72</text:p>
          </table:table-cell>
          <table:table-cell table:formula="of:=[.K51]/[.L51]" office:value-type="float" office:value="8981.87784600251" calcext:value-type="float">
            <text:p>8,981.8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Q50]*[.$C$4]" office:value-type="float" office:value="993284.068729705" calcext:value-type="float">
            <text:p>993,284.07</text:p>
          </table:table-cell>
          <table:table-cell table:formula="of:=[.R50]*[.$C$6]" office:value-type="float" office:value="18.4312621065051" calcext:value-type="float">
            <text:p>18.43</text:p>
          </table:table-cell>
          <table:table-cell table:formula="of:=[.$B$7]/[.R51]" office:value-type="float" office:value="54255.6442538495" calcext:value-type="float">
            <text:p>54,255.64</text:p>
          </table:table-cell>
          <table:table-cell table:formula="of:=[.Q51]/[.R51]" office:value-type="float" office:value="53891.2670760151" calcext:value-type="float">
            <text:p>53,891.27</text:p>
          </table:table-cell>
        </table:table-row>
        <table:table-row table:style-name="ro1">
          <table:table-cell table:number-columns-repeated="5"/>
          <table:table-cell table:formula="of:=[.F51]*[.$B$6]" office:value-type="float" office:value="942.310818768656" calcext:value-type="float">
            <text:p>942.31</text:p>
          </table:table-cell>
          <table:table-cell table:formula="of:=[.G51]*[.$C$4]" office:value-type="float" office:value="22348.8915464184" calcext:value-type="float">
            <text:p>22,348.89</text:p>
          </table:table-cell>
          <table:table-cell table:formula="of:=[.$B$7]/[.F52]" office:value-type="float" office:value="1061.22096879534" calcext:value-type="float">
            <text:p>1,061.2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51]*[.$C$4]" office:value-type="float" office:value="72013.0949829036" calcext:value-type="float">
            <text:p>72,013.09</text:p>
          </table:table-cell>
          <table:table-cell table:formula="of:=[.L51]*[.$C$6]" office:value-type="float" office:value="7.74113008473216" calcext:value-type="float">
            <text:p>7.74</text:p>
          </table:table-cell>
          <table:table-cell table:formula="of:=[.$B$7]/[.L52]" office:value-type="float" office:value="129180.105366308" calcext:value-type="float">
            <text:p>129,180.11</text:p>
          </table:table-cell>
          <table:table-cell table:formula="of:=[.K52]/[.L52]" office:value-type="float" office:value="9302.65919764546" calcext:value-type="float">
            <text:p>9,302.6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51]*[.$C$4]" office:value-type="float" office:value="1152209.51972646" calcext:value-type="float">
            <text:p>1,152,209.52</text:p>
          </table:table-cell>
          <table:table-cell table:formula="of:=[.R51]*[.$C$6]" office:value-type="float" office:value="20.6430135592858" calcext:value-type="float">
            <text:p>20.64</text:p>
          </table:table-cell>
          <table:table-cell table:formula="of:=[.$B$7]/[.R52]" office:value-type="float" office:value="48442.5395123657" calcext:value-type="float">
            <text:p>48,442.54</text:p>
          </table:table-cell>
          <table:table-cell table:formula="of:=[.Q52]/[.R52]" office:value-type="float" office:value="55815.9551858728" calcext:value-type="float">
            <text:p>55,815.96</text:p>
          </table:table-cell>
        </table:table-row>
        <table:table-row table:style-name="ro1">
          <table:table-cell table:number-columns-repeated="5"/>
          <table:table-cell table:formula="of:=[.F52]*[.$B$6]" office:value-type="float" office:value="1083.65744158395" calcext:value-type="float">
            <text:p>1,083.66</text:p>
          </table:table-cell>
          <table:table-cell table:formula="of:=[.G52]*[.$C$4]" office:value-type="float" office:value="25924.7141938453" calcext:value-type="float">
            <text:p>25,924.71</text:p>
          </table:table-cell>
          <table:table-cell table:formula="of:=[.$B$7]/[.F53]" office:value-type="float" office:value="922.800842430728" calcext:value-type="float">
            <text:p>922.8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53]*[.$B$6]" office:value-type="float" office:value="1246.20605782155" calcext:value-type="float">
            <text:p>1,246.21</text:p>
          </table:table-cell>
          <table:table-cell table:formula="of:=[.G53]*[.$C$4]" office:value-type="float" office:value="30072.6684648606" calcext:value-type="float">
            <text:p>30,072.67</text:p>
          </table:table-cell>
          <table:table-cell table:formula="of:=[.$B$7]/[.F54]" office:value-type="float" office:value="802.435515157155" calcext:value-type="float">
            <text:p>802.44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54]*[.$B$6]" office:value-type="float" office:value="1433.13696649478" calcext:value-type="float">
            <text:p>1,433.14</text:p>
          </table:table-cell>
          <table:table-cell table:formula="of:=[.G54]*[.$C$4]" office:value-type="float" office:value="34884.2954192383" calcext:value-type="float">
            <text:p>34,884.30</text:p>
          </table:table-cell>
          <table:table-cell table:formula="of:=[.$B$7]/[.F55]" office:value-type="float" office:value="697.770013180135" calcext:value-type="float">
            <text:p>697.77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55]*[.$B$6]" office:value-type="float" office:value="1648.107511469" calcext:value-type="float">
            <text:p>1,648.11</text:p>
          </table:table-cell>
          <table:table-cell table:formula="of:=[.G55]*[.$C$4]" office:value-type="float" office:value="40465.7826863164" calcext:value-type="float">
            <text:p>40,465.78</text:p>
          </table:table-cell>
          <table:table-cell table:formula="of:=[.$B$7]/[.F56]" office:value-type="float" office:value="606.756533200117" calcext:value-type="float">
            <text:p>606.76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56]*[.$B$6]" office:value-type="float" office:value="1895.32363818934" calcext:value-type="float">
            <text:p>1,895.32</text:p>
          </table:table-cell>
          <table:table-cell table:formula="of:=[.G56]*[.$C$4]" office:value-type="float" office:value="46940.307916127" calcext:value-type="float">
            <text:p>46,940.31</text:p>
          </table:table-cell>
          <table:table-cell table:formula="of:=[.$B$7]/[.F57]" office:value-type="float" office:value="527.614376695754" calcext:value-type="float">
            <text:p>527.61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57]*[.$B$6]" office:value-type="float" office:value="2179.62218391775" calcext:value-type="float">
            <text:p>2,179.62</text:p>
          </table:table-cell>
          <table:table-cell table:formula="of:=[.G57]*[.$C$4]" office:value-type="float" office:value="54450.7571827073" calcext:value-type="float">
            <text:p>54,450.76</text:p>
          </table:table-cell>
          <table:table-cell table:formula="of:=[.$B$7]/[.F58]" office:value-type="float" office:value="458.795110170221" calcext:value-type="float">
            <text:p>458.8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58]*[.$B$6]" office:value-type="float" office:value="2506.56551150541" calcext:value-type="float">
            <text:p>2,506.57</text:p>
          </table:table-cell>
          <table:table-cell table:formula="of:=[.G58]*[.$C$4]" office:value-type="float" office:value="63162.8783319405" calcext:value-type="float">
            <text:p>63,162.88</text:p>
          </table:table-cell>
          <table:table-cell table:formula="of:=[.$B$7]/[.F59]" office:value-type="float" office:value="398.952269713236" calcext:value-type="float">
            <text:p>398.95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59]*[.$B$6]" office:value-type="float" office:value="2882.55033823122" calcext:value-type="float">
            <text:p>2,882.55</text:p>
          </table:table-cell>
          <table:table-cell table:formula="of:=[.G59]*[.$C$4]" office:value-type="float" office:value="73268.9388650509" calcext:value-type="float">
            <text:p>73,268.94</text:p>
          </table:table-cell>
          <table:table-cell table:formula="of:=[.$B$7]/[.F60]" office:value-type="float" office:value="346.915017141944" calcext:value-type="float">
            <text:p>346.92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60]*[.$B$6]" office:value-type="float" office:value="3314.9328889659" calcext:value-type="float">
            <text:p>3,314.93</text:p>
          </table:table-cell>
          <table:table-cell table:formula="of:=[.G60]*[.$C$4]" office:value-type="float" office:value="84991.9690834591" calcext:value-type="float">
            <text:p>84,991.97</text:p>
          </table:table-cell>
          <table:table-cell table:formula="of:=[.$B$7]/[.F61]" office:value-type="float" office:value="301.665232297343" calcext:value-type="float">
            <text:p>301.67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61]*[.$B$6]" office:value-type="float" office:value="3812.17282231079" calcext:value-type="float">
            <text:p>3,812.17</text:p>
          </table:table-cell>
          <table:table-cell table:formula="of:=[.G61]*[.$C$4]" office:value-type="float" office:value="98590.6841368125" calcext:value-type="float">
            <text:p>98,590.68</text:p>
          </table:table-cell>
          <table:table-cell table:formula="of:=[.$B$7]/[.F62]" office:value-type="float" office:value="262.317593302037" calcext:value-type="float">
            <text:p>262.32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62]*[.$B$6]" office:value-type="float" office:value="4383.9987456574" calcext:value-type="float">
            <text:p>4,384.00</text:p>
          </table:table-cell>
          <table:table-cell table:formula="of:=[.G62]*[.$C$4]" office:value-type="float" office:value="114365.193598703" calcext:value-type="float">
            <text:p>114,365.19</text:p>
          </table:table-cell>
          <table:table-cell table:formula="of:=[.$B$7]/[.F63]" office:value-type="float" office:value="228.10225504525" calcext:value-type="float">
            <text:p>228.1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63]*[.$B$6]" office:value-type="float" office:value="5041.59855750601" calcext:value-type="float">
            <text:p>5,041.60</text:p>
          </table:table-cell>
          <table:table-cell table:formula="of:=[.G63]*[.$C$4]" office:value-type="float" office:value="132663.624574495" calcext:value-type="float">
            <text:p>132,663.62</text:p>
          </table:table-cell>
          <table:table-cell table:formula="of:=[.$B$7]/[.F64]" office:value-type="float" office:value="198.349786995869" calcext:value-type="float">
            <text:p>198.35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64]*[.$B$6]" office:value-type="float" office:value="5797.83834113192" calcext:value-type="float">
            <text:p>5,797.84</text:p>
          </table:table-cell>
          <table:table-cell table:formula="of:=[.G64]*[.$C$4]" office:value-type="float" office:value="153889.804506414" calcext:value-type="float">
            <text:p>153,889.80</text:p>
          </table:table-cell>
          <table:table-cell table:formula="of:=[.$B$7]/[.F65]" office:value-type="float" office:value="172.478075648582" calcext:value-type="float">
            <text:p>172.48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65]*[.$B$6]" office:value-type="float" office:value="6667.5140923017" calcext:value-type="float">
            <text:p>6,667.51</text:p>
          </table:table-cell>
          <table:table-cell table:formula="of:=[.G65]*[.$C$4]" office:value-type="float" office:value="178512.17322744" calcext:value-type="float">
            <text:p>178,512.17</text:p>
          </table:table-cell>
          <table:table-cell table:formula="of:=[.$B$7]/[.F66]" office:value-type="float" office:value="149.980935346593" calcext:value-type="float">
            <text:p>149.98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66]*[.$B$6]" office:value-type="float" office:value="7667.64120614696" calcext:value-type="float">
            <text:p>7,667.64</text:p>
          </table:table-cell>
          <table:table-cell table:formula="of:=[.G66]*[.$C$4]" office:value-type="float" office:value="207074.120943831" calcext:value-type="float">
            <text:p>207,074.12</text:p>
          </table:table-cell>
          <table:table-cell table:formula="of:=[.$B$7]/[.F67]" office:value-type="float" office:value="130.418204649211" calcext:value-type="float">
            <text:p>130.42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67]*[.$B$6]" office:value-type="float" office:value="8817.787387069" calcext:value-type="float">
            <text:p>8,817.79</text:p>
          </table:table-cell>
          <table:table-cell table:formula="of:=[.G67]*[.$C$4]" office:value-type="float" office:value="240205.980294844" calcext:value-type="float">
            <text:p>240,205.98</text:p>
          </table:table-cell>
          <table:table-cell table:formula="of:=[.$B$7]/[.F68]" office:value-type="float" office:value="113.407134477575" calcext:value-type="float">
            <text:p>113.41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68]*[.$B$6]" office:value-type="float" office:value="10140.4554951293" calcext:value-type="float">
            <text:p>10,140.46</text:p>
          </table:table-cell>
          <table:table-cell table:formula="of:=[.G68]*[.$C$4]" office:value-type="float" office:value="278638.937142019" calcext:value-type="float">
            <text:p>278,638.94</text:p>
          </table:table-cell>
          <table:table-cell table:formula="of:=[.$B$7]/[.F69]" office:value-type="float" office:value="98.6148995457175" calcext:value-type="float">
            <text:p>98.61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69]*[.$B$6]" office:value-type="float" office:value="11661.5238193988" calcext:value-type="float">
            <text:p>11,661.52</text:p>
          </table:table-cell>
          <table:table-cell table:formula="of:=[.G69]*[.$C$4]" office:value-type="float" office:value="323221.167084742" calcext:value-type="float">
            <text:p>323,221.17</text:p>
          </table:table-cell>
          <table:table-cell table:formula="of:=[.$B$7]/[.F70]" office:value-type="float" office:value="85.7520865614935" calcext:value-type="float">
            <text:p>85.75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70]*[.$B$6]" office:value-type="float" office:value="13410.7523923086" calcext:value-type="float">
            <text:p>13,410.75</text:p>
          </table:table-cell>
          <table:table-cell table:formula="of:=[.G70]*[.$C$4]" office:value-type="float" office:value="374936.5538183" calcext:value-type="float">
            <text:p>374,936.55</text:p>
          </table:table-cell>
          <table:table-cell table:formula="of:=[.$B$7]/[.F71]" office:value-type="float" office:value="74.5670317926031" calcext:value-type="float">
            <text:p>74.57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71]*[.$B$6]" office:value-type="float" office:value="15422.3652511548" calcext:value-type="float">
            <text:p>15,422.37</text:p>
          </table:table-cell>
          <table:table-cell table:formula="of:=[.G71]*[.$C$4]" office:value-type="float" office:value="434926.402429228" calcext:value-type="float">
            <text:p>434,926.40</text:p>
          </table:table-cell>
          <table:table-cell table:formula="of:=[.$B$7]/[.F72]" office:value-type="float" office:value="64.8408972109592" calcext:value-type="float">
            <text:p>64.84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72]*[.$B$6]" office:value-type="float" office:value="17735.7200388281" calcext:value-type="float">
            <text:p>17,735.72</text:p>
          </table:table-cell>
          <table:table-cell table:formula="of:=[.G72]*[.$C$4]" office:value-type="float" office:value="504514.626817905" calcext:value-type="float">
            <text:p>504,514.63</text:p>
          </table:table-cell>
          <table:table-cell table:formula="of:=[.$B$7]/[.F73]" office:value-type="float" office:value="56.383388879095" calcext:value-type="float">
            <text:p>56.38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F73]*[.$B$6]" office:value-type="float" office:value="20396.0780446523" calcext:value-type="float">
            <text:p>20,396.08</text:p>
          </table:table-cell>
          <table:table-cell table:formula="of:=[.G73]*[.$C$4]" office:value-type="float" office:value="585236.967108769" calcext:value-type="float">
            <text:p>585,236.97</text:p>
          </table:table-cell>
          <table:table-cell table:formula="of:=[.$B$7]/[.F74]" office:value-type="float" office:value="49.0290338079087" calcext:value-type="float">
            <text:p>49.03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4T21:36:39.543145700</meta:creation-date>
    <dc:date>2025-08-15T00:28:13.867836600</dc:date>
    <meta:editing-duration>PT11M30S</meta:editing-duration>
    <meta:editing-cycles>2</meta:editing-cycles>
    <meta:generator>LibreOffice/25.2.4.3$Windows_X86_64 LibreOffice_project/33e196637044ead23f5c3226cde09b47731f7e27</meta:generator>
    <meta:document-statistic meta:table-count="1" meta:cell-count="754" meta:object-count="0"/>
  </office:meta>
</office:document-meta>
</file>